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1" style:family="table-cell" style:parent-style-name="Default" style:data-style-name="N121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2pt" svg:height="255.26pt" svg:x="602.84pt" svg:y="65.48pt">
            <draw:object draw:notify-on-update-of-ranges="Sheet1.D2:Sheet1.D31 Sheet1.F2:Sheet1.F31 Sheet1.D2:Sheet1.D31 Sheet1.G2:Sheet1.G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601.91pt" svg:y="469.62pt">
            <draw:object draw:notify-on-update-of-ranges="Sheet1.D33:Sheet1.D62 Sheet1.F33:Sheet1.F62 Sheet1.D33:Sheet1.D62 Sheet1.G33:Sheet1.G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12pt" svg:height="255.23pt" svg:x="619.99pt" svg:y="859.86pt">
            <draw:object draw:notify-on-update-of-ranges="Sheet1.D64:Sheet1.D93 Sheet1.F64:Sheet1.F93 Sheet1.D64:Sheet1.D93 Sheet1.G64:Sheet1.G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ce2" office:value-type="string" calcext:value-type="string">
            <text:p>NOISY</text:p>
          </table:table-cell>
          <table:table-cell table:style-name="ce5" office:value-type="string" calcext:value-type="string">
            <text:p>ORIGINAL</text:p>
          </table:table-cell>
          <table:table-cell table:style-name="ce5" office:value-type="string" calcext:value-type="string">
            <text:p>Uniform [-0.2,+0.2]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3" table:formula="of:=MAX(MIN([.G2]+[.H2];0.999);0.001)" office:value-type="float" office:value="0.955117543494986" calcext:value-type="float">
            <text:p><text:s/>4022/4211</text:p>
          </table:table-cell>
          <table:table-cell table:style-name="ce1" table:formula="of:=SQRT(1/([.D2]+1)-0.01)" office:value-type="float" office:value="0.99498743710662" calcext:value-type="float">
            <text:p><text:s/>397/399</text:p>
          </table:table-cell>
          <table:table-cell office:value-type="float" office:value="-0.0398698936116338" calcext:value-type="float">
            <text:p>-0.039869893611634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3" table:formula="of:=MAX(MIN([.G3]+[.H3];0.999);0.001)" office:value-type="float" office:value="0.72561086528649" calcext:value-type="float">
            <text:p><text:s/>4009/5525</text:p>
          </table:table-cell>
          <table:table-cell table:style-name="ce1" table:formula="of:=SQRT(1/([.D3]+1)-0.01)" office:value-type="float" office:value="0.7" calcext:value-type="float">
            <text:p><text:s/>7/10 </text:p>
          </table:table-cell>
          <table:table-cell office:value-type="float" office:value="0.0256108652864896" calcext:value-type="float">
            <text:p>0.02561086528649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3" table:formula="of:=MAX(MIN([.G4]+[.H4];0.999);0.001)" office:value-type="float" office:value="0.731193906246379" calcext:value-type="float">
            <text:p><text:s/>7086/9691</text:p>
          </table:table-cell>
          <table:table-cell table:style-name="ce1" table:formula="of:=SQRT(1/([.D4]+1)-0.01)" office:value-type="float" office:value="0.568624070307733" calcext:value-type="float">
            <text:p><text:s/>29/51 </text:p>
          </table:table-cell>
          <table:table-cell office:value-type="float" office:value="0.162569835938646" calcext:value-type="float">
            <text:p>0.162569835938646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3" table:formula="of:=MAX(MIN([.G5]+[.H5];0.999);0.001)" office:value-type="float" office:value="0.66556754024647" calcext:value-type="float">
            <text:p><text:s/>5248/7885</text:p>
          </table:table-cell>
          <table:table-cell table:style-name="ce1" table:formula="of:=SQRT(1/([.D5]+1)-0.01)" office:value-type="float" office:value="0.489897948556636" calcext:value-type="float">
            <text:p><text:s/>97/198</text:p>
          </table:table-cell>
          <table:table-cell office:value-type="float" office:value="0.175669591689834" calcext:value-type="float">
            <text:p>0.175669591689834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-prob</text:p>
          </table:table-cell>
          <table:table-cell table:style-name="ce3" table:formula="of:=MAX(MIN([.G6]+[.H6];0.999);0.001)" office:value-type="float" office:value="0.577575130904447" calcext:value-type="float">
            <text:p><text:s/>4497/7786</text:p>
          </table:table-cell>
          <table:table-cell table:style-name="ce1" table:formula="of:=SQRT(1/([.D6]+1)-0.01)" office:value-type="float" office:value="0.435889894354067" calcext:value-type="float">
            <text:p><text:s/>17/39 </text:p>
          </table:table-cell>
          <table:table-cell office:value-type="float" office:value="0.14168523655038" calcext:value-type="float">
            <text:p>0.14168523655038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-prob</text:p>
          </table:table-cell>
          <table:table-cell table:style-name="ce3" table:formula="of:=MAX(MIN([.G7]+[.H7];0.999);0.001)" office:value-type="float" office:value="0.228062723178477" calcext:value-type="float">
            <text:p><text:s/>538/2359</text:p>
          </table:table-cell>
          <table:table-cell table:style-name="ce1" table:formula="of:=SQRT(1/([.D7]+1)-0.01)" office:value-type="float" office:value="0.395811402901264" calcext:value-type="float">
            <text:p><text:s/>378/955</text:p>
          </table:table-cell>
          <table:table-cell office:value-type="float" office:value="-0.167748679722787" calcext:value-type="float">
            <text:p>-0.167748679722787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th-prob</text:p>
          </table:table-cell>
          <table:table-cell table:style-name="ce3" table:formula="of:=MAX(MIN([.G8]+[.H8];0.999);0.001)" office:value-type="float" office:value="0.299475074051014" calcext:value-type="float">
            <text:p><text:s/>1141/3810</text:p>
          </table:table-cell>
          <table:table-cell table:style-name="ce1" table:formula="of:=SQRT(1/([.D8]+1)-0.01)" office:value-type="float" office:value="0.364495737776373" calcext:value-type="float">
            <text:p><text:s/>347/952</text:p>
          </table:table-cell>
          <table:table-cell office:value-type="float" office:value="-0.0650206637253592" calcext:value-type="float">
            <text:p>-0.065020663725359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3" table:formula="of:=MAX(MIN([.G9]+[.H9];0.999);0.001)" office:value-type="float" office:value="0.348661509632451" calcext:value-type="float">
            <text:p><text:s/>2123/6089</text:p>
          </table:table-cell>
          <table:table-cell table:style-name="ce1" table:formula="of:=SQRT(1/([.D9]+1)-0.01)" office:value-type="float" office:value="0.339116499156263" calcext:value-type="float">
            <text:p><text:s/>215/634</text:p>
          </table:table-cell>
          <table:table-cell office:value-type="float" office:value="0.00954501047618725" calcext:value-type="float">
            <text:p>0.009545010476187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3" table:formula="of:=MAX(MIN([.G10]+[.H10];0.999);0.001)" office:value-type="float" office:value="0.511613994152083" calcext:value-type="float">
            <text:p><text:s/>4273/8352</text:p>
          </table:table-cell>
          <table:table-cell table:style-name="ce1" table:formula="of:=SQRT(1/([.D10]+1)-0.01)" office:value-type="float" office:value="0.317979733805649" calcext:value-type="float">
            <text:p><text:s/>214/673</text:p>
          </table:table-cell>
          <table:table-cell office:value-type="float" office:value="0.193634260346435" calcext:value-type="float">
            <text:p>0.193634260346435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3" table:formula="of:=MAX(MIN([.G11]+[.H11];0.999);0.001)" office:value-type="float" office:value="0.290068940913675" calcext:value-type="float">
            <text:p><text:s/>2693/9284</text:p>
          </table:table-cell>
          <table:table-cell table:style-name="ce1" table:formula="of:=SQRT(1/([.D11]+1)-0.01)" office:value-type="float" office:value="0.3" calcext:value-type="float">
            <text:p><text:s/>3/10 </text:p>
          </table:table-cell>
          <table:table-cell office:value-type="float" office:value="-0.00993105908632458" calcext:value-type="float">
            <text:p>-0.009931059086325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th-prob</text:p>
          </table:table-cell>
          <table:table-cell table:style-name="ce3" table:formula="of:=MAX(MIN([.G12]+[.H12];0.999);0.001)" office:value-type="float" office:value="0.11641818181857" calcext:value-type="float">
            <text:p><text:s/>1148/9861</text:p>
          </table:table-cell>
          <table:table-cell table:style-name="ce1" table:formula="of:=SQRT(1/([.D12]+1)-0.01)" office:value-type="float" office:value="0.284445233584764" calcext:value-type="float">
            <text:p><text:s/>64/225</text:p>
          </table:table-cell>
          <table:table-cell office:value-type="float" office:value="-0.168027051766194" calcext:value-type="float">
            <text:p>-0.168027051766194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3" table:formula="of:=MAX(MIN([.G13]+[.H13];0.999);0.001)" office:value-type="float" office:value="0.222139160741093" calcext:value-type="float">
            <text:p><text:s/>2081/9368</text:p>
          </table:table-cell>
          <table:table-cell table:style-name="ce1" table:formula="of:=SQRT(1/([.D13]+1)-0.01)" office:value-type="float" office:value="0.270801280154532" calcext:value-type="float">
            <text:p><text:s/>179/661</text:p>
          </table:table-cell>
          <table:table-cell office:value-type="float" office:value="-0.0486621194134387" calcext:value-type="float">
            <text:p>-0.048662119413439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table:style-name="ce3" table:formula="of:=MAX(MIN([.G14]+[.H14];0.999);0.001)" office:value-type="float" office:value="0.347243419804381" calcext:value-type="float">
            <text:p><text:s/>2047/5895</text:p>
          </table:table-cell>
          <table:table-cell table:style-name="ce1" table:formula="of:=SQRT(1/([.D14]+1)-0.01)" office:value-type="float" office:value="0.258694949550773" calcext:value-type="float">
            <text:p><text:s/>119/460</text:p>
          </table:table-cell>
          <table:table-cell office:value-type="float" office:value="0.0885484702536081" calcext:value-type="float">
            <text:p>0.088548470253608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style-name="ce3" table:formula="of:=MAX(MIN([.G15]+[.H15];0.999);0.001)" office:value-type="float" office:value="0.184181365313327" calcext:value-type="float">
            <text:p><text:s/>1828/9925</text:p>
          </table:table-cell>
          <table:table-cell table:style-name="ce1" table:formula="of:=SQRT(1/([.D15]+1)-0.01)" office:value-type="float" office:value="0.247847879612821" calcext:value-type="float">
            <text:p><text:s/>144/581</text:p>
          </table:table-cell>
          <table:table-cell office:value-type="float" office:value="-0.0636665142994935" calcext:value-type="float">
            <text:p>-0.063666514299494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table:style-name="ce3" table:formula="of:=MAX(MIN([.G16]+[.H16];0.999);0.001)" office:value-type="float" office:value="0.247005932032504" calcext:value-type="float">
            <text:p><text:s/>165/668 </text:p>
          </table:table-cell>
          <table:table-cell table:style-name="ce1" table:formula="of:=SQRT(1/([.D16]+1)-0.01)" office:value-type="float" office:value="0.238047614284762" calcext:value-type="float">
            <text:p><text:s/>234/983</text:p>
          </table:table-cell>
          <table:table-cell office:value-type="float" office:value="0.00895831774774192" calcext:value-type="float">
            <text:p>0.008958317747742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table:style-name="ce3" table:formula="of:=MAX(MIN([.G17]+[.H17];0.999);0.001)" office:value-type="float" office:value="0.338202042280905" calcext:value-type="float">
            <text:p><text:s/>1945/5751</text:p>
          </table:table-cell>
          <table:table-cell table:style-name="ce1" table:formula="of:=SQRT(1/([.D17]+1)-0.01)" office:value-type="float" office:value="0.229128784747792" calcext:value-type="float">
            <text:p><text:s/>129/563</text:p>
          </table:table-cell>
          <table:table-cell office:value-type="float" office:value="0.109073257533113" calcext:value-type="float">
            <text:p>0.109073257533113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table:style-name="ce3" table:formula="of:=MAX(MIN([.G18]+[.H18];0.999);0.001)" office:value-type="float" office:value="0.213167893725613" calcext:value-type="float">
            <text:p><text:s/>1907/8946</text:p>
          </table:table-cell>
          <table:table-cell table:style-name="ce1" table:formula="of:=SQRT(1/([.D18]+1)-0.01)" office:value-type="float" office:value="0.220960470246976" calcext:value-type="float">
            <text:p><text:s/>175/792</text:p>
          </table:table-cell>
          <table:table-cell office:value-type="float" office:value="-0.00779257652136312" calcext:value-type="float">
            <text:p>-0.007792576521363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table:style-name="ce3" table:formula="of:=MAX(MIN([.G19]+[.H19];0.999);0.001)" office:value-type="float" office:value="0.285017692852713" calcext:value-type="float">
            <text:p><text:s/>2338/8203</text:p>
          </table:table-cell>
          <table:table-cell table:style-name="ce1" table:formula="of:=SQRT(1/([.D19]+1)-0.01)" office:value-type="float" office:value="0.213437474581095" calcext:value-type="float">
            <text:p><text:s/>54/253</text:p>
          </table:table-cell>
          <table:table-cell office:value-type="float" office:value="0.0715802182716184" calcext:value-type="float">
            <text:p>0.071580218271618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style-name="ce3" table:formula="of:=MAX(MIN([.G20]+[.H20];0.999);0.001)" office:value-type="float" office:value="0.296970065948336" calcext:value-type="float">
            <text:p><text:s/>2921/9836</text:p>
          </table:table-cell>
          <table:table-cell table:style-name="ce1" table:formula="of:=SQRT(1/([.D20]+1)-0.01)" office:value-type="float" office:value="0.206474160483506" calcext:value-type="float">
            <text:p><text:s/>185/896</text:p>
          </table:table-cell>
          <table:table-cell office:value-type="float" office:value="0.0904959054648304" calcext:value-type="float">
            <text:p>0.09049590546483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style-name="ce3" table:formula="of:=MAX(MIN([.G21]+[.H21];0.999);0.001)" office:value-type="float" office:value="0.2092130043494" calcext:value-type="float">
            <text:p><text:s/>109/521 </text:p>
          </table:table-cell>
          <table:table-cell table:style-name="ce1" table:formula="of:=SQRT(1/([.D21]+1)-0.01)" office:value-type="float" office:value="0.2" calcext:value-type="float">
            <text:p><text:s/>1/5 <text:s/></text:p>
          </table:table-cell>
          <table:table-cell office:value-type="float" office:value="0.00921300434939951" calcext:value-type="float">
            <text:p>0.0092130043494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3" table:formula="of:=MAX(MIN([.G22]+[.H22];0.999);0.001)" office:value-type="float" office:value="0.102881385963891" calcext:value-type="float">
            <text:p><text:s/>582/5657</text:p>
          </table:table-cell>
          <table:table-cell table:style-name="ce1" table:formula="of:=SQRT(1/([.D22]+1)-0.01)" office:value-type="float" office:value="0.193956303375393" calcext:value-type="float">
            <text:p><text:s/>77/397</text:p>
          </table:table-cell>
          <table:table-cell office:value-type="float" office:value="-0.0910749174115022" calcext:value-type="float">
            <text:p>-0.091074917411502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table:style-name="ce3" table:formula="of:=MAX(MIN([.G23]+[.H23];0.999);0.001)" office:value-type="float" office:value="0.205063755281239" calcext:value-type="float">
            <text:p><text:s/>1142/5569</text:p>
          </table:table-cell>
          <table:table-cell table:style-name="ce1" table:formula="of:=SQRT(1/([.D23]+1)-0.01)" office:value-type="float" office:value="0.188293774338254" calcext:value-type="float">
            <text:p><text:s/>74/393</text:p>
          </table:table-cell>
          <table:table-cell office:value-type="float" office:value="0.0167699809429851" calcext:value-type="float">
            <text:p>0.016769980942985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3" table:formula="of:=MAX(MIN([.G24]+[.H24];0.999);0.001)" office:value-type="float" office:value="0.115225678836294" calcext:value-type="float">
            <text:p><text:s/>725/6292</text:p>
          </table:table-cell>
          <table:table-cell table:style-name="ce1" table:formula="of:=SQRT(1/([.D24]+1)-0.01)" office:value-type="float" office:value="0.182970655760877" calcext:value-type="float">
            <text:p><text:s/>101/552</text:p>
          </table:table-cell>
          <table:table-cell office:value-type="float" office:value="-0.0677449769245823" calcext:value-type="float">
            <text:p>-0.067744976924582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3" table:formula="of:=MAX(MIN([.G25]+[.H25];0.999);0.001)" office:value-type="float" office:value="0.0826610517437285" calcext:value-type="float">
            <text:p><text:s/>707/8553</text:p>
          </table:table-cell>
          <table:table-cell table:style-name="ce1" table:formula="of:=SQRT(1/([.D25]+1)-0.01)" office:value-type="float" office:value="0.177951304200522" calcext:value-type="float">
            <text:p><text:s/>113/635</text:p>
          </table:table-cell>
          <table:table-cell office:value-type="float" office:value="-0.0952902524567933" calcext:value-type="float">
            <text:p>-0.095290252456793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table:style-name="ce3" table:formula="of:=MAX(MIN([.G26]+[.H26];0.999);0.001)" office:value-type="float" office:value="0.192478110582276" calcext:value-type="float">
            <text:p><text:s/>1781/9253</text:p>
          </table:table-cell>
          <table:table-cell table:style-name="ce1" table:formula="of:=SQRT(1/([.D26]+1)-0.01)" office:value-type="float" office:value="0.173205080756888" calcext:value-type="float">
            <text:p><text:s/>128/739</text:p>
          </table:table-cell>
          <table:table-cell office:value-type="float" office:value="0.0192730298253882" calcext:value-type="float">
            <text:p>0.019273029825388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3" table:formula="of:=MAX(MIN([.G27]+[.H27];0.999);0.001)" office:value-type="float" office:value="0.202290265838902" calcext:value-type="float">
            <text:p><text:s/>53/262 </text:p>
          </table:table-cell>
          <table:table-cell table:style-name="ce1" table:formula="of:=SQRT(1/([.D27]+1)-0.01)" office:value-type="float" office:value="0.168705478457395" calcext:value-type="float">
            <text:p><text:s/>69/409</text:p>
          </table:table-cell>
          <table:table-cell office:value-type="float" office:value="0.0335847873815077" calcext:value-type="float">
            <text:p>0.033584787381508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3" table:formula="of:=MAX(MIN([.G28]+[.H28];0.999);0.001)" office:value-type="float" office:value="0.305428662798423" calcext:value-type="float">
            <text:p><text:s/>2875/9413</text:p>
          </table:table-cell>
          <table:table-cell table:style-name="ce1" table:formula="of:=SQRT(1/([.D28]+1)-0.01)" office:value-type="float" office:value="0.164429428743875" calcext:value-type="float">
            <text:p><text:s/>49/298</text:p>
          </table:table-cell>
          <table:table-cell office:value-type="float" office:value="0.140999234054548" calcext:value-type="float">
            <text:p>0.140999234054548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3" table:formula="of:=MAX(MIN([.G29]+[.H29];0.999);0.001)" office:value-type="float" office:value="0.001" calcext:value-type="float">
            <text:p><text:s/>1/1000</text:p>
          </table:table-cell>
          <table:table-cell table:style-name="ce1" table:formula="of:=SQRT(1/([.D29]+1)-0.01)" office:value-type="float" office:value="0.160356745147455" calcext:value-type="float">
            <text:p><text:s/>72/449</text:p>
          </table:table-cell>
          <table:table-cell office:value-type="float" office:value="-0.166967111805213" calcext:value-type="float">
            <text:p>-0.166967111805213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style-name="ce3" table:formula="of:=MAX(MIN([.G30]+[.H30];0.999);0.001)" office:value-type="float" office:value="0.00143452619257828" calcext:value-type="float">
            <text:p><text:s/>11/7668</text:p>
          </table:table-cell>
          <table:table-cell table:style-name="ce1" table:formula="of:=SQRT(1/([.D30]+1)-0.01)" office:value-type="float" office:value="0.156469673166047" calcext:value-type="float">
            <text:p><text:s/>156/997</text:p>
          </table:table-cell>
          <table:table-cell office:value-type="float" office:value="-0.155035146973469" calcext:value-type="float">
            <text:p>-0.155035146973469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style-name="ce3" table:formula="of:=MAX(MIN([.G31]+[.H31];0.999);0.001)" office:value-type="float" office:value="0.151824141663735" calcext:value-type="float">
            <text:p><text:s/>670/4413</text:p>
          </table:table-cell>
          <table:table-cell table:style-name="ce1" table:formula="of:=SQRT(1/([.D31]+1)-0.01)" office:value-type="float" office:value="0.152752523165195" calcext:value-type="float">
            <text:p><text:s/>86/563</text:p>
          </table:table-cell>
          <table:table-cell office:value-type="float" office:value="-0.000928381501459852" calcext:value-type="float">
            <text:p>-0.00092838150146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3" table:formula="of:=MAX(MIN([.G33]+[.H33];0.999);0.001)" office:value-type="float" office:value="0.202645960040819" calcext:value-type="float">
            <text:p><text:s/>965/4762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0.102645960040819" calcext:value-type="float">
            <text:p>0.102645960040819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3" table:formula="of:=MAX(MIN([.G34]+[.H34];0.999);0.001)" office:value-type="float" office:value="0.327489918068176" calcext:value-type="float">
            <text:p><text:s/>2111/6446</text:p>
          </table:table-cell>
          <table:table-cell table:style-name="ce1" office:value-type="float" office:value="0.2" calcext:value-type="float">
            <text:p><text:s/>1/5 <text:s/></text:p>
          </table:table-cell>
          <table:table-cell office:value-type="float" office:value="0.127489918068176" calcext:value-type="float">
            <text:p>0.127489918068176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3" table:formula="of:=MAX(MIN([.G35]+[.H35];0.999);0.001)" office:value-type="float" office:value="0.220336340421014" calcext:value-type="float">
            <text:p><text:s/>1415/6422</text:p>
          </table:table-cell>
          <table:table-cell table:style-name="ce1" office:value-type="float" office:value="0.3" calcext:value-type="float">
            <text:p><text:s/>3/10 </text:p>
          </table:table-cell>
          <table:table-cell office:value-type="float" office:value="-0.079663659578986" calcext:value-type="float">
            <text:p>-0.079663659578986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3" table:formula="of:=MAX(MIN([.G36]+[.H36];0.999);0.001)" office:value-type="float" office:value="0.440132489925699" calcext:value-type="float">
            <text:p><text:s/>930/2113</text:p>
          </table:table-cell>
          <table:table-cell table:style-name="ce1" office:value-type="float" office:value="0.45" calcext:value-type="float">
            <text:p><text:s/>9/20 </text:p>
          </table:table-cell>
          <table:table-cell office:value-type="float" office:value="-0.00986751007430123" calcext:value-type="float">
            <text:p>-0.009867510074301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-prob</text:p>
          </table:table-cell>
          <table:table-cell table:style-name="ce3" table:formula="of:=MAX(MIN([.G37]+[.H37];0.999);0.001)" office:value-type="float" office:value="0.573195975087476" calcext:value-type="float">
            <text:p><text:s/>278/485 </text:p>
          </table:table-cell>
          <table:table-cell table:style-name="ce1" office:value-type="float" office:value="0.7" calcext:value-type="float">
            <text:p><text:s/>7/10 </text:p>
          </table:table-cell>
          <table:table-cell office:value-type="float" office:value="-0.126804024912524" calcext:value-type="float">
            <text:p>-0.126804024912524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-prob</text:p>
          </table:table-cell>
          <table:table-cell table:style-name="ce3" table:formula="of:=MAX(MIN([.G38]+[.H38];0.999);0.001)" office:value-type="float" office:value="0.723064670739527" calcext:value-type="float">
            <text:p><text:s/>906/1253</text:p>
          </table:table-cell>
          <table:table-cell table:style-name="ce1" office:value-type="float" office:value="0.8" calcext:value-type="float">
            <text:p><text:s/>4/5 <text:s/></text:p>
          </table:table-cell>
          <table:table-cell office:value-type="float" office:value="-0.0769353292604726" calcext:value-type="float">
            <text:p>-0.076935329260473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th-prob</text:p>
          </table:table-cell>
          <table:table-cell table:style-name="ce3" table:formula="of:=MAX(MIN([.G39]+[.H39];0.999);0.001)" office:value-type="float" office:value="0.603465255780559" calcext:value-type="float">
            <text:p><text:s/>3065/5079</text:p>
          </table:table-cell>
          <table:table-cell table:style-name="ce1" office:value-type="float" office:value="0.65" calcext:value-type="float">
            <text:p><text:s/>13/20 </text:p>
          </table:table-cell>
          <table:table-cell office:value-type="float" office:value="-0.0465347442194407" calcext:value-type="float">
            <text:p>-0.046534744219441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3" table:formula="of:=MAX(MIN([.G40]+[.H40];0.999);0.001)" office:value-type="float" office:value="0.207436869838486" calcext:value-type="float">
            <text:p><text:s/>887/4276</text:p>
          </table:table-cell>
          <table:table-cell table:style-name="ce1" office:value-type="float" office:value="0.4" calcext:value-type="float">
            <text:p><text:s/>2/5 <text:s/></text:p>
          </table:table-cell>
          <table:table-cell office:value-type="float" office:value="-0.192563130161514" calcext:value-type="float">
            <text:p>-0.192563130161514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3" table:formula="of:=MAX(MIN([.G41]+[.H41];0.999);0.001)" office:value-type="float" office:value="0.399523825642464" calcext:value-type="float">
            <text:p><text:s/>839/2100</text:p>
          </table:table-cell>
          <table:table-cell table:style-name="ce1" office:value-type="float" office:value="0.3" calcext:value-type="float">
            <text:p><text:s/>3/10 </text:p>
          </table:table-cell>
          <table:table-cell office:value-type="float" office:value="0.0995238256424643" calcext:value-type="float">
            <text:p>0.099523825642464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3" table:formula="of:=MAX(MIN([.G42]+[.H42];0.999);0.001)" office:value-type="float" office:value="0.0039520413925071" calcext:value-type="float">
            <text:p><text:s/>30/7591</text:p>
          </table:table-cell>
          <table:table-cell table:style-name="ce1" office:value-type="float" office:value="0.2" calcext:value-type="float">
            <text:p><text:s/>1/5 <text:s/></text:p>
          </table:table-cell>
          <table:table-cell office:value-type="float" office:value="-0.196047958607493" calcext:value-type="float">
            <text:p>-0.196047958607493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th-prob</text:p>
          </table:table-cell>
          <table:table-cell table:style-name="ce3" table:formula="of:=MAX(MIN([.G43]+[.H43];0.999);0.001)" office:value-type="float" office:value="0.147064164495753" calcext:value-type="float">
            <text:p><text:s/>809/5501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0.0470641644957527" calcext:value-type="float">
            <text:p>0.047064164495753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3" table:formula="of:=MAX(MIN([.G44]+[.H44];0.999);0.001)" office:value-type="float" office:value="0.205775633135444" calcext:value-type="float">
            <text:p><text:s/>1361/6614</text:p>
          </table:table-cell>
          <table:table-cell table:style-name="ce1" office:value-type="float" office:value="0.05" calcext:value-type="float">
            <text:p><text:s/>1/20 </text:p>
          </table:table-cell>
          <table:table-cell office:value-type="float" office:value="0.155775633135444" calcext:value-type="float">
            <text:p>0.155775633135444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table:style-name="ce3" table:formula="of:=MAX(MIN([.G45]+[.H45];0.999);0.001)" office:value-type="float" office:value="0.001" calcext:value-type="float">
            <text:p><text:s/>1/1000</text:p>
          </table:table-cell>
          <table:table-cell table:style-name="ce1" office:value-type="float" office:value="0.04" calcext:value-type="float">
            <text:p><text:s/>1/25 </text:p>
          </table:table-cell>
          <table:table-cell office:value-type="float" office:value="-0.109636499348095" calcext:value-type="float">
            <text:p>-0.109636499348095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style-name="ce3" table:formula="of:=MAX(MIN([.G46]+[.H46];0.999);0.001)" office:value-type="float" office:value="0.189143381738322" calcext:value-type="float">
            <text:p><text:s/>223/1179</text:p>
          </table:table-cell>
          <table:table-cell table:style-name="ce1" office:value-type="float" office:value="0.03" calcext:value-type="float">
            <text:p><text:s/>3/100</text:p>
          </table:table-cell>
          <table:table-cell office:value-type="float" office:value="0.159143381738322" calcext:value-type="float">
            <text:p>0.159143381738322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table:style-name="ce3" table:formula="of:=MAX(MIN([.G47]+[.H47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0330911571125109" calcext:value-type="float">
            <text:p>-0.033091157112511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table:style-name="ce3" table:formula="of:=MAX(MIN([.G48]+[.H48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102178393799707" calcext:value-type="float">
            <text:p>-0.102178393799707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table:style-name="ce3" table:formula="of:=MAX(MIN([.G49]+[.H49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0950580029586983" calcext:value-type="float">
            <text:p>-0.095058002958698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table:style-name="ce3" table:formula="of:=MAX(MIN([.G50]+[.H50];0.999);0.001)" office:value-type="float" office:value="0.192185459602455" calcext:value-type="float">
            <text:p><text:s/>1028/5349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182185459602455" calcext:value-type="float">
            <text:p>0.182185459602455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style-name="ce3" table:formula="of:=MAX(MIN([.G51]+[.H51];0.999);0.001)" office:value-type="float" office:value="0.0417467910885411" calcext:value-type="float">
            <text:p><text:s/>369/8839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0317467910885411" calcext:value-type="float">
            <text:p>0.031746791088541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style-name="ce3" table:formula="of:=MAX(MIN([.G52]+[.H52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0864625020519433" calcext:value-type="float">
            <text:p>-0.086462502051943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3" table:formula="of:=MAX(MIN([.G53]+[.H53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120218987636972" calcext:value-type="float">
            <text:p>-0.120218987636972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table:style-name="ce3" table:formula="of:=MAX(MIN([.G54]+[.H54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137506987345659" calcext:value-type="float">
            <text:p>-0.137506987345659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3" table:formula="of:=MAX(MIN([.G55]+[.H55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156857899778608" calcext:value-type="float">
            <text:p>-0.156857899778608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3" table:formula="of:=MAX(MIN([.G56]+[.H56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0513465598406317" calcext:value-type="float">
            <text:p>-0.051346559840632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table:style-name="ce3" table:formula="of:=MAX(MIN([.G57]+[.H57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0128510659087076" calcext:value-type="float">
            <text:p>-0.012851065908708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3" table:formula="of:=MAX(MIN([.G58]+[.H58];0.999);0.001)" office:value-type="float" office:value="0.036578967559265" calcext:value-type="float">
            <text:p><text:s/>349/9541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026578967559265" calcext:value-type="float">
            <text:p>0.026578967559265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3" table:formula="of:=MAX(MIN([.G59]+[.H59];0.999);0.001)" office:value-type="float" office:value="0.135008878226322" calcext:value-type="float">
            <text:p><text:s/>838/6207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125008878226322" calcext:value-type="float">
            <text:p>0.125008878226322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3" table:formula="of:=MAX(MIN([.G60]+[.H60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172899377108816" calcext:value-type="float">
            <text:p>-0.172899377108816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style-name="ce3" table:formula="of:=MAX(MIN([.G61]+[.H61];0.999);0.001)" office:value-type="float" office:value="0.0476406775459393" calcext:value-type="float">
            <text:p><text:s/>105/2204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0376406775459392" calcext:value-type="float">
            <text:p>0.037640677545939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style-name="ce3" table:formula="of:=MAX(MIN([.G62]+[.H62];0.999);0.001)" office:value-type="float" office:value="0.001" calcext:value-type="float">
            <text:p><text:s/>1/100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0958480171107233" calcext:value-type="float">
            <text:p>-0.095848017110723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3" table:formula="of:=MAX(MIN([.G64]+[.H64];0.999);0.001)" office:value-type="float" office:value="0.169393187378061" calcext:value-type="float">
            <text:p><text:s/>1460/8619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0.0693931873780612" calcext:value-type="float">
            <text:p>0.069393187378061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3" table:formula="of:=MAX(MIN([.G65]+[.H65];0.999);0.001)" office:value-type="float" office:value="0.209892462192321" calcext:value-type="float">
            <text:p><text:s/>488/2325</text:p>
          </table:table-cell>
          <table:table-cell table:style-name="ce1" office:value-type="float" office:value="0.02" calcext:value-type="float">
            <text:p><text:s/>1/50 </text:p>
          </table:table-cell>
          <table:table-cell office:value-type="float" office:value="0.189892462192321" calcext:value-type="float">
            <text:p>0.189892462192321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3" table:formula="of:=MAX(MIN([.G66]+[.H66];0.999);0.001)" office:value-type="float" office:value="0.103284509263864" calcext:value-type="float">
            <text:p><text:s/>261/2527</text:p>
          </table:table-cell>
          <table:table-cell table:style-name="ce1" office:value-type="float" office:value="0.03" calcext:value-type="float">
            <text:p><text:s/>3/100</text:p>
          </table:table-cell>
          <table:table-cell office:value-type="float" office:value="0.073284509263864" calcext:value-type="float">
            <text:p>0.073284509263864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3" table:formula="of:=MAX(MIN([.G67]+[.H67];0.999);0.001)" office:value-type="float" office:value="0.131372587810921" calcext:value-type="float">
            <text:p><text:s/>67/510 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121372587810921" calcext:value-type="float">
            <text:p>0.121372587810921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-prob</text:p>
          </table:table-cell>
          <table:table-cell table:style-name="ce3" table:formula="of:=MAX(MIN([.G68]+[.H68];0.999);0.001)" office:value-type="float" office:value="0.14463527868317" calcext:value-type="float">
            <text:p><text:s/>918/6347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0.04463527868317" calcext:value-type="float">
            <text:p>0.04463527868317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-prob</text:p>
          </table:table-cell>
          <table:table-cell table:style-name="ce3" table:formula="of:=MAX(MIN([.G69]+[.H69];0.999);0.001)" office:value-type="float" office:value="0.148772725215768" calcext:value-type="float">
            <text:p><text:s/>794/5337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138772725215768" calcext:value-type="float">
            <text:p>0.138772725215768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th-prob</text:p>
          </table:table-cell>
          <table:table-cell table:style-name="ce3" table:formula="of:=MAX(MIN([.G70]+[.H70];0.999);0.001)" office:value-type="float" office:value="0.0281568969574993" calcext:value-type="float">
            <text:p><text:s/>229/8133</text:p>
          </table:table-cell>
          <table:table-cell table:style-name="ce1" office:value-type="float" office:value="0.2" calcext:value-type="float">
            <text:p><text:s/>1/5 <text:s/></text:p>
          </table:table-cell>
          <table:table-cell office:value-type="float" office:value="-0.171843103042501" calcext:value-type="float">
            <text:p>-0.171843103042501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3" table:formula="of:=MAX(MIN([.G71]+[.H71];0.999);0.001)" office:value-type="float" office:value="0.999" calcext:value-type="float">
            <text:p><text:s/>999/1000</text:p>
          </table:table-cell>
          <table:table-cell table:style-name="ce1" office:value-type="float" office:value="0.99" calcext:value-type="float">
            <text:p><text:s/>99/100</text:p>
          </table:table-cell>
          <table:table-cell office:value-type="float" office:value="0.130004676911451" calcext:value-type="float">
            <text:p>0.130004676911451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3" table:formula="of:=MAX(MIN([.G72]+[.H72];0.999);0.001)" office:value-type="float" office:value="0.999" calcext:value-type="float">
            <text:p><text:s/>999/1000</text:p>
          </table:table-cell>
          <table:table-cell table:style-name="ce1" office:value-type="float" office:value="0.99" calcext:value-type="float">
            <text:p><text:s/>99/100</text:p>
          </table:table-cell>
          <table:table-cell office:value-type="float" office:value="0.156489868612399" calcext:value-type="float">
            <text:p>0.156489868612399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3" table:formula="of:=MAX(MIN([.G73]+[.H73];0.999);0.001)" office:value-type="float" office:value="0.881643833304123" calcext:value-type="float">
            <text:p><text:s/>1609/1825</text:p>
          </table:table-cell>
          <table:table-cell table:style-name="ce1" office:value-type="float" office:value="0.8" calcext:value-type="float">
            <text:p><text:s/>4/5 <text:s/></text:p>
          </table:table-cell>
          <table:table-cell office:value-type="float" office:value="0.0816438333041228" calcext:value-type="float">
            <text:p>0.081643833304123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th-prob</text:p>
          </table:table-cell>
          <table:table-cell table:style-name="ce3" table:formula="of:=MAX(MIN([.G74]+[.H74];0.999);0.001)" office:value-type="float" office:value="0.506766260894275" calcext:value-type="float">
            <text:p><text:s/>4681/9237</text:p>
          </table:table-cell>
          <table:table-cell table:style-name="ce1" office:value-type="float" office:value="0.6" calcext:value-type="float">
            <text:p><text:s/>3/5 <text:s/></text:p>
          </table:table-cell>
          <table:table-cell office:value-type="float" office:value="-0.0932337391057251" calcext:value-type="float">
            <text:p>-0.093233739105725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3" table:formula="of:=MAX(MIN([.G75]+[.H75];0.999);0.001)" office:value-type="float" office:value="0.824944700041733" calcext:value-type="float">
            <text:p><text:s/>2983/3616</text:p>
          </table:table-cell>
          <table:table-cell table:style-name="ce1" office:value-type="float" office:value="0.7" calcext:value-type="float">
            <text:p><text:s/>7/10 </text:p>
          </table:table-cell>
          <table:table-cell office:value-type="float" office:value="0.124944700041733" calcext:value-type="float">
            <text:p>0.124944700041733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table:style-name="ce3" table:formula="of:=MAX(MIN([.G76]+[.H76];0.999);0.001)" office:value-type="float" office:value="0.487887169859801" calcext:value-type="float">
            <text:p><text:s/>4048/8297</text:p>
          </table:table-cell>
          <table:table-cell table:style-name="ce1" office:value-type="float" office:value="0.4" calcext:value-type="float">
            <text:p><text:s/>2/5 <text:s/></text:p>
          </table:table-cell>
          <table:table-cell office:value-type="float" office:value="0.0878871698598006" calcext:value-type="float">
            <text:p>0.087887169859801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style-name="ce3" table:formula="of:=MAX(MIN([.G77]+[.H77];0.999);0.001)" office:value-type="float" office:value="0.406093005593351" calcext:value-type="float">
            <text:p><text:s/>3799/9355</text:p>
          </table:table-cell>
          <table:table-cell table:style-name="ce1" office:value-type="float" office:value="0.3" calcext:value-type="float">
            <text:p><text:s/>3/10 </text:p>
          </table:table-cell>
          <table:table-cell office:value-type="float" office:value="0.106093005593351" calcext:value-type="float">
            <text:p>0.106093005593351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table:style-name="ce3" table:formula="of:=MAX(MIN([.G78]+[.H78];0.999);0.001)" office:value-type="float" office:value="0.366850368702296" calcext:value-type="float">
            <text:p><text:s/>3528/9617</text:p>
          </table:table-cell>
          <table:table-cell table:style-name="ce1" office:value-type="float" office:value="0.2" calcext:value-type="float">
            <text:p><text:s/>1/5 <text:s/></text:p>
          </table:table-cell>
          <table:table-cell office:value-type="float" office:value="0.166850368702296" calcext:value-type="float">
            <text:p>0.166850368702296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table:style-name="ce3" table:formula="of:=MAX(MIN([.G79]+[.H79];0.999);0.001)" office:value-type="float" office:value="0.106687756514502" calcext:value-type="float">
            <text:p><text:s/>1013/9495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0.00668775651450213" calcext:value-type="float">
            <text:p>0.006687756514502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table:style-name="ce3" table:formula="of:=MAX(MIN([.G80]+[.H80];0.999);0.001)" office:value-type="float" office:value="0.00731102026650034" calcext:value-type="float">
            <text:p><text:s/>59/8070</text:p>
          </table:table-cell>
          <table:table-cell table:style-name="ce1" office:value-type="float" office:value="0.05" calcext:value-type="float">
            <text:p><text:s/>1/20 </text:p>
          </table:table-cell>
          <table:table-cell office:value-type="float" office:value="-0.0426889797334997" calcext:value-type="float">
            <text:p>-0.0426889797335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table:style-name="ce3" table:formula="of:=MAX(MIN([.G81]+[.H81];0.999);0.001)" office:value-type="float" office:value="0.110284007383597" calcext:value-type="float">
            <text:p><text:s/>963/8732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100284007383597" calcext:value-type="float">
            <text:p>0.100284007383597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style-name="ce3" table:formula="of:=MAX(MIN([.G82]+[.H82];0.999);0.001)" office:value-type="float" office:value="0.001" calcext:value-type="float">
            <text:p><text:s/>1/1000</text:p>
          </table:table-cell>
          <table:table-cell table:style-name="ce1" office:value-type="float" office:value="0.05" calcext:value-type="float">
            <text:p><text:s/>1/20 </text:p>
          </table:table-cell>
          <table:table-cell office:value-type="float" office:value="-0.152493756682246" calcext:value-type="float">
            <text:p>-0.152493756682246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style-name="ce3" table:formula="of:=MAX(MIN([.G83]+[.H83];0.999);0.001)" office:value-type="float" office:value="0.0102136477985115" calcext:value-type="float">
            <text:p><text:s/>98/9595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000213647798511518" calcext:value-type="float">
            <text:p>0.000213647798512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3" table:formula="of:=MAX(MIN([.G84]+[.H84];0.999);0.001)" office:value-type="float" office:value="0.001" calcext:value-type="float">
            <text:p><text:s/>1/1000</text:p>
          </table:table-cell>
          <table:table-cell table:style-name="ce1" office:value-type="float" office:value="0.03" calcext:value-type="float">
            <text:p><text:s/>3/100</text:p>
          </table:table-cell>
          <table:table-cell office:value-type="float" office:value="-0.173171794309132" calcext:value-type="float">
            <text:p>-0.173171794309132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table:style-name="ce3" table:formula="of:=MAX(MIN([.G85]+[.H85];0.999);0.001)" office:value-type="float" office:value="0.989777337186442" calcext:value-type="float">
            <text:p><text:s/>7068/7141</text:p>
          </table:table-cell>
          <table:table-cell table:style-name="ce1" office:value-type="float" office:value="0.8" calcext:value-type="float">
            <text:p><text:s/>4/5 <text:s/></text:p>
          </table:table-cell>
          <table:table-cell office:value-type="float" office:value="0.189777337186442" calcext:value-type="float">
            <text:p>0.189777337186442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3" table:formula="of:=MAX(MIN([.G86]+[.H86];0.999);0.001)" office:value-type="float" office:value="0.599492766563433" calcext:value-type="float">
            <text:p><text:s/>5673/9463</text:p>
          </table:table-cell>
          <table:table-cell table:style-name="ce1" office:value-type="float" office:value="0.65" calcext:value-type="float">
            <text:p><text:s/>13/20 </text:p>
          </table:table-cell>
          <table:table-cell office:value-type="float" office:value="-0.0505072334365669" calcext:value-type="float">
            <text:p>-0.050507233436567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3" table:formula="of:=MAX(MIN([.G87]+[.H87];0.999);0.001)" office:value-type="float" office:value="0.359128249501553" calcext:value-type="float">
            <text:p><text:s/>1137/3166</text:p>
          </table:table-cell>
          <table:table-cell table:style-name="ce1" office:value-type="float" office:value="0.4" calcext:value-type="float">
            <text:p><text:s/>2/5 <text:s/></text:p>
          </table:table-cell>
          <table:table-cell office:value-type="float" office:value="-0.0408717504984472" calcext:value-type="float">
            <text:p>-0.040871750498447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table:style-name="ce3" table:formula="of:=MAX(MIN([.G88]+[.H88];0.999);0.001)" office:value-type="float" office:value="0.380472878621239" calcext:value-type="float">
            <text:p><text:s/>869/2284</text:p>
          </table:table-cell>
          <table:table-cell table:style-name="ce1" office:value-type="float" office:value="0.3" calcext:value-type="float">
            <text:p><text:s/>3/10 </text:p>
          </table:table-cell>
          <table:table-cell office:value-type="float" office:value="0.0804728786212387" calcext:value-type="float">
            <text:p>0.080472878621239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3" table:formula="of:=MAX(MIN([.G89]+[.H89];0.999);0.001)" office:value-type="float" office:value="0.350385869938281" calcext:value-type="float">
            <text:p><text:s/>2815/8034</text:p>
          </table:table-cell>
          <table:table-cell table:style-name="ce1" office:value-type="float" office:value="0.2" calcext:value-type="float">
            <text:p><text:s/>1/5 <text:s/></text:p>
          </table:table-cell>
          <table:table-cell office:value-type="float" office:value="0.150385869938281" calcext:value-type="float">
            <text:p>0.150385869938281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3" table:formula="of:=MAX(MIN([.G90]+[.H90];0.999);0.001)" office:value-type="float" office:value="0.0138710467209382" calcext:value-type="float">
            <text:p><text:s/>54/3893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-0.0861289532790619" calcext:value-type="float">
            <text:p>-0.086128953279062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3" table:formula="of:=MAX(MIN([.G91]+[.H91];0.999);0.001)" office:value-type="float" office:value="0.001" calcext:value-type="float">
            <text:p><text:s/>1/1000</text:p>
          </table:table-cell>
          <table:table-cell table:style-name="ce1" office:value-type="float" office:value="0.05" calcext:value-type="float">
            <text:p><text:s/>1/20 </text:p>
          </table:table-cell>
          <table:table-cell office:value-type="float" office:value="-0.136956335146108" calcext:value-type="float">
            <text:p>-0.136956335146108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style-name="ce3" table:formula="of:=MAX(MIN([.G92]+[.H92];0.999);0.001)" office:value-type="float" office:value="0.173201183477758" calcext:value-type="float">
            <text:p><text:s/>402/2321</text:p>
          </table:table-cell>
          <table:table-cell table:style-name="ce1" office:value-type="float" office:value="0.04" calcext:value-type="float">
            <text:p><text:s/>1/25 </text:p>
          </table:table-cell>
          <table:table-cell office:value-type="float" office:value="0.133201183477758" calcext:value-type="float">
            <text:p>0.133201183477758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style-name="ce3" table:formula="of:=MAX(MIN([.G93]+[.H93];0.999);0.001)" office:value-type="float" office:value="0.001" calcext:value-type="float">
            <text:p><text:s/>1/1000</text:p>
          </table:table-cell>
          <table:table-cell table:style-name="ce1" office:value-type="float" office:value="0.03" calcext:value-type="float">
            <text:p><text:s/>3/100</text:p>
          </table:table-cell>
          <table:table-cell office:value-type="float" office:value="-0.0475273137706568" calcext:value-type="float">
            <text:p>-0.047527313770657</text:p>
          </table:table-cell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453.46pt" svg:height="255.23pt" svg:x="700.87pt" svg:y="622.69pt">
            <draw:object draw:notify-on-update-of-ranges="Sheet2.A43:Sheet2.A73 Sheet2.B43:Sheet2.B73 Sheet2.A43:Sheet2.A73 Sheet2.G43:Sheet2.G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682.92pt" svg:y="127.25pt">
            <draw:object draw:notify-on-update-of-ranges="Sheet2.A6:Sheet2.A36 Sheet2.B6:Sheet2.B36 Sheet2.A6:Sheet2.A36 Sheet2.G6:Sheet2.G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5" office:value-type="string" calcext:value-type="string">
            <text:p>NON NOISY VERSION</text:p>
          </table:table-cell>
          <table:table-cell table:number-columns-repeated="4"/>
          <table:table-cell table:style-name="ce5" office:value-type="string" calcext:value-type="string">
            <text:p>NOISY VERSION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Query: {engagement=true}@I holds-with-prob P, for I=0,...,30. </text:p>
          </table:table-cell>
          <table:table-cell table:style-name="ce5" table:number-columns-repeated="8"/>
        </table:table-row>
        <table:table-row table:style-name="ro1">
          <table:table-cell table:style-name="ce5" office:value-type="string" calcext:value-type="string">
            <text:p>Number of samples per query: 1000. </text:p>
          </table:table-cell>
          <table:table-cell table:style-name="ce5" table:number-columns-repeated="4"/>
          <table:table-cell table:style-name="ce5" office:value-type="string" calcext:value-type="string">
            <text:p>Number of samples per query: 1000. </text:p>
          </table:table-cell>
          <table:table-cell table:style-name="ce5" table:number-columns-repeated="3"/>
        </table:table-row>
        <table:table-row table:style-name="ro1">
          <table:table-cell table:style-name="ce5" table:number-columns-repeated="9"/>
        </table:table-row>
        <table:table-row table:style-name="ro1">
          <table:table-cell table:style-name="ce5" office:value-type="string" calcext:value-type="string">
            <text:p>Inst</text:p>
          </table:table-cell>
          <table:table-cell table:style-name="ce5" office:value-type="string" calcext:value-type="string">
            <text:p>Prob</text:p>
          </table:table-cell>
          <table:table-cell table:style-name="ce5" office:value-type="string" calcext:value-type="string">
            <text:p>Load.Time</text:p>
          </table:table-cell>
          <table:table-cell table:style-name="ce5" office:value-type="string" calcext:value-type="string">
            <text:p>Comp.Time</text:p>
          </table:table-cell>
          <table:table-cell table:style-name="ce5"/>
          <table:table-cell table:style-name="ce5" office:value-type="string" calcext:value-type="string">
            <text:p>Inst</text:p>
          </table:table-cell>
          <table:table-cell table:style-name="ce5" office:value-type="string" calcext:value-type="string">
            <text:p>Prob</text:p>
          </table:table-cell>
          <table:table-cell table:style-name="ce5" office:value-type="string" calcext:value-type="string">
            <text:p>Load.Time</text:p>
          </table:table-cell>
          <table:table-cell table:style-name="ce5" office:value-type="string" calcext:value-type="string">
            <text:p>Comp.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3.741858" calcext:value-type="float">
            <text:p>453.741858</text:p>
          </table:table-cell>
          <table:table-cell office:value-type="float" office:value="2095.583827" calcext:value-type="float">
            <text:p>2095.5838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.366743" calcext:value-type="float">
            <text:p>499.366743</text:p>
          </table:table-cell>
          <table:table-cell office:value-type="float" office:value="2143.218535" calcext:value-type="float">
            <text:p>2143.218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7" calcext:value-type="float">
            <text:p>0.737</text:p>
          </table:table-cell>
          <table:table-cell office:value-type="float" office:value="449.252259" calcext:value-type="float">
            <text:p>449.252259</text:p>
          </table:table-cell>
          <table:table-cell office:value-type="float" office:value="2130.696159" calcext:value-type="float">
            <text:p>2130.696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8" calcext:value-type="float">
            <text:p>0.748</text:p>
          </table:table-cell>
          <table:table-cell office:value-type="float" office:value="446.544086" calcext:value-type="float">
            <text:p>446.544086</text:p>
          </table:table-cell>
          <table:table-cell office:value-type="float" office:value="2292.044033" calcext:value-type="float">
            <text:p>2292.044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449.644426" calcext:value-type="float">
            <text:p>449.644426</text:p>
          </table:table-cell>
          <table:table-cell office:value-type="float" office:value="2045.776792" calcext:value-type="float">
            <text:p>2045.7767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07" calcext:value-type="float">
            <text:p>0.607</text:p>
          </table:table-cell>
          <table:table-cell office:value-type="float" office:value="582.816419" calcext:value-type="float">
            <text:p>582.816419</text:p>
          </table:table-cell>
          <table:table-cell office:value-type="float" office:value="2496.915334" calcext:value-type="float">
            <text:p>2496.9153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7" calcext:value-type="float">
            <text:p>0.617</text:p>
          </table:table-cell>
          <table:table-cell office:value-type="float" office:value="505.209484" calcext:value-type="float">
            <text:p>505.209484</text:p>
          </table:table-cell>
          <table:table-cell office:value-type="float" office:value="2384.426232" calcext:value-type="float">
            <text:p>2384.4262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33" calcext:value-type="float">
            <text:p>0.533</text:p>
          </table:table-cell>
          <table:table-cell office:value-type="float" office:value="448.99636" calcext:value-type="float">
            <text:p>448.99636</text:p>
          </table:table-cell>
          <table:table-cell office:value-type="float" office:value="2162.385227" calcext:value-type="float">
            <text:p>2162.3852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1" calcext:value-type="float">
            <text:p>0.601</text:p>
          </table:table-cell>
          <table:table-cell office:value-type="float" office:value="478.472542" calcext:value-type="float">
            <text:p>478.472542</text:p>
          </table:table-cell>
          <table:table-cell office:value-type="float" office:value="2373.175313" calcext:value-type="float">
            <text:p>2373.1753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21" calcext:value-type="float">
            <text:p>0.521</text:p>
          </table:table-cell>
          <table:table-cell office:value-type="float" office:value="440.358136" calcext:value-type="float">
            <text:p>440.358136</text:p>
          </table:table-cell>
          <table:table-cell office:value-type="float" office:value="2103.645303" calcext:value-type="float">
            <text:p>2103.645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6" calcext:value-type="float">
            <text:p>0.576</text:p>
          </table:table-cell>
          <table:table-cell office:value-type="float" office:value="463.32161" calcext:value-type="float">
            <text:p>463.32161</text:p>
          </table:table-cell>
          <table:table-cell office:value-type="float" office:value="2239.948757" calcext:value-type="float">
            <text:p>2239.9487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76" calcext:value-type="float">
            <text:p>0.476</text:p>
          </table:table-cell>
          <table:table-cell office:value-type="float" office:value="514.563164" calcext:value-type="float">
            <text:p>514.563164</text:p>
          </table:table-cell>
          <table:table-cell office:value-type="float" office:value="2101.624917" calcext:value-type="float">
            <text:p>2101.6249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66" calcext:value-type="float">
            <text:p>0.566</text:p>
          </table:table-cell>
          <table:table-cell office:value-type="float" office:value="495.292516" calcext:value-type="float">
            <text:p>495.292516</text:p>
          </table:table-cell>
          <table:table-cell office:value-type="float" office:value="2255.011764" calcext:value-type="float">
            <text:p>2255.0117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95" calcext:value-type="float">
            <text:p>0.495</text:p>
          </table:table-cell>
          <table:table-cell office:value-type="float" office:value="442.567676" calcext:value-type="float">
            <text:p>442.567676</text:p>
          </table:table-cell>
          <table:table-cell office:value-type="float" office:value="2203.14716" calcext:value-type="float">
            <text:p>2203.147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9" calcext:value-type="float">
            <text:p>0.579</text:p>
          </table:table-cell>
          <table:table-cell office:value-type="float" office:value="494.234849" calcext:value-type="float">
            <text:p>494.234849</text:p>
          </table:table-cell>
          <table:table-cell office:value-type="float" office:value="2209.592305" calcext:value-type="float">
            <text:p>2209.5923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36" calcext:value-type="float">
            <text:p>0.536</text:p>
          </table:table-cell>
          <table:table-cell office:value-type="float" office:value="478.149967" calcext:value-type="float">
            <text:p>478.149967</text:p>
          </table:table-cell>
          <table:table-cell office:value-type="float" office:value="2107.2568" calcext:value-type="float">
            <text:p>2107.25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.48</text:p>
          </table:table-cell>
          <table:table-cell office:value-type="float" office:value="459.412717" calcext:value-type="float">
            <text:p>459.412717</text:p>
          </table:table-cell>
          <table:table-cell office:value-type="float" office:value="2113.501246" calcext:value-type="float">
            <text:p>2113.5012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17" calcext:value-type="float">
            <text:p>0.417</text:p>
          </table:table-cell>
          <table:table-cell office:value-type="float" office:value="446.115838" calcext:value-type="float">
            <text:p>446.115838</text:p>
          </table:table-cell>
          <table:table-cell office:value-type="float" office:value="2111.610205" calcext:value-type="float">
            <text:p>2111.610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3" calcext:value-type="float">
            <text:p>0.393</text:p>
          </table:table-cell>
          <table:table-cell office:value-type="float" office:value="486.082605" calcext:value-type="float">
            <text:p>486.082605</text:p>
          </table:table-cell>
          <table:table-cell office:value-type="float" office:value="2080.528281" calcext:value-type="float">
            <text:p>2080.5282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57" calcext:value-type="float">
            <text:p>0.357</text:p>
          </table:table-cell>
          <table:table-cell office:value-type="float" office:value="446.110623" calcext:value-type="float">
            <text:p>446.110623</text:p>
          </table:table-cell>
          <table:table-cell office:value-type="float" office:value="2138.617614" calcext:value-type="float">
            <text:p>2138.617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3" calcext:value-type="float">
            <text:p>0.373</text:p>
          </table:table-cell>
          <table:table-cell office:value-type="float" office:value="741.56483" calcext:value-type="float">
            <text:p>741.56483</text:p>
          </table:table-cell>
          <table:table-cell office:value-type="float" office:value="2867.699271" calcext:value-type="float">
            <text:p>2867.6992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29" calcext:value-type="float">
            <text:p>0.329</text:p>
          </table:table-cell>
          <table:table-cell office:value-type="float" office:value="441.24135" calcext:value-type="float">
            <text:p>441.24135</text:p>
          </table:table-cell>
          <table:table-cell office:value-type="float" office:value="2116.3895" calcext:value-type="float">
            <text:p>2116.38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07" calcext:value-type="float">
            <text:p>0.407</text:p>
          </table:table-cell>
          <table:table-cell office:value-type="float" office:value="636.113348" calcext:value-type="float">
            <text:p>636.113348</text:p>
          </table:table-cell>
          <table:table-cell office:value-type="float" office:value="2259.528807" calcext:value-type="float">
            <text:p>2259.5288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01" calcext:value-type="float">
            <text:p>0.401</text:p>
          </table:table-cell>
          <table:table-cell office:value-type="float" office:value="476.640027" calcext:value-type="float">
            <text:p>476.640027</text:p>
          </table:table-cell>
          <table:table-cell office:value-type="float" office:value="2084.669708" calcext:value-type="float">
            <text:p>2084.6697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8" calcext:value-type="float">
            <text:p>0.398</text:p>
          </table:table-cell>
          <table:table-cell office:value-type="float" office:value="446.344025" calcext:value-type="float">
            <text:p>446.344025</text:p>
          </table:table-cell>
          <table:table-cell office:value-type="float" office:value="2049.524084" calcext:value-type="float">
            <text:p>2049.5240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8" calcext:value-type="float">
            <text:p>0.38</text:p>
          </table:table-cell>
          <table:table-cell office:value-type="float" office:value="441.446612" calcext:value-type="float">
            <text:p>441.446612</text:p>
          </table:table-cell>
          <table:table-cell office:value-type="float" office:value="2106.64044" calcext:value-type="float">
            <text:p>2106.64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4" calcext:value-type="float">
            <text:p>0.504</text:p>
          </table:table-cell>
          <table:table-cell office:value-type="float" office:value="444.548133" calcext:value-type="float">
            <text:p>444.548133</text:p>
          </table:table-cell>
          <table:table-cell office:value-type="float" office:value="2048.856353" calcext:value-type="float">
            <text:p>2048.8563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439.92988" calcext:value-type="float">
            <text:p>439.92988</text:p>
          </table:table-cell>
          <table:table-cell office:value-type="float" office:value="2132.349694" calcext:value-type="float">
            <text:p>2132.3496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1" calcext:value-type="float">
            <text:p>0.531</text:p>
          </table:table-cell>
          <table:table-cell office:value-type="float" office:value="443.228421" calcext:value-type="float">
            <text:p>443.228421</text:p>
          </table:table-cell>
          <table:table-cell office:value-type="float" office:value="2095.95975" calcext:value-type="float">
            <text:p>2095.959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82" calcext:value-type="float">
            <text:p>0.482</text:p>
          </table:table-cell>
          <table:table-cell office:value-type="float" office:value="444.187486" calcext:value-type="float">
            <text:p>444.187486</text:p>
          </table:table-cell>
          <table:table-cell office:value-type="float" office:value="2073.384607" calcext:value-type="float">
            <text:p>2073.3846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9" calcext:value-type="float">
            <text:p>0.589</text:p>
          </table:table-cell>
          <table:table-cell office:value-type="float" office:value="538.40008" calcext:value-type="float">
            <text:p>538.40008</text:p>
          </table:table-cell>
          <table:table-cell office:value-type="float" office:value="2293.885429" calcext:value-type="float">
            <text:p>2293.8854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41" calcext:value-type="float">
            <text:p>0.541</text:p>
          </table:table-cell>
          <table:table-cell office:value-type="float" office:value="444.6665" calcext:value-type="float">
            <text:p>444.6665</text:p>
          </table:table-cell>
          <table:table-cell office:value-type="float" office:value="2076.275942" calcext:value-type="float">
            <text:p>2076.2759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3" calcext:value-type="float">
            <text:p>0.703</text:p>
          </table:table-cell>
          <table:table-cell office:value-type="float" office:value="446.617672" calcext:value-type="float">
            <text:p>446.617672</text:p>
          </table:table-cell>
          <table:table-cell office:value-type="float" office:value="2116.386683" calcext:value-type="float">
            <text:p>2116.3866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84" calcext:value-type="float">
            <text:p>0.584</text:p>
          </table:table-cell>
          <table:table-cell office:value-type="float" office:value="443.248112" calcext:value-type="float">
            <text:p>443.248112</text:p>
          </table:table-cell>
          <table:table-cell office:value-type="float" office:value="2119.298697" calcext:value-type="float">
            <text:p>2119.298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8" calcext:value-type="float">
            <text:p>0.708</text:p>
          </table:table-cell>
          <table:table-cell office:value-type="float" office:value="448.387061" calcext:value-type="float">
            <text:p>448.387061</text:p>
          </table:table-cell>
          <table:table-cell office:value-type="float" office:value="2082.755587" calcext:value-type="float">
            <text:p>2082.7555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84" calcext:value-type="float">
            <text:p>0.684</text:p>
          </table:table-cell>
          <table:table-cell office:value-type="float" office:value="484.021409" calcext:value-type="float">
            <text:p>484.021409</text:p>
          </table:table-cell>
          <table:table-cell office:value-type="float" office:value="2310.419341" calcext:value-type="float">
            <text:p>2310.419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4" calcext:value-type="float">
            <text:p>0.764</text:p>
          </table:table-cell>
          <table:table-cell office:value-type="float" office:value="611.997857" calcext:value-type="float">
            <text:p>611.997857</text:p>
          </table:table-cell>
          <table:table-cell office:value-type="float" office:value="2338.170684" calcext:value-type="float">
            <text:p>2338.1706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68" calcext:value-type="float">
            <text:p>0.668</text:p>
          </table:table-cell>
          <table:table-cell office:value-type="float" office:value="597.454344" calcext:value-type="float">
            <text:p>597.454344</text:p>
          </table:table-cell>
          <table:table-cell office:value-type="float" office:value="2425.619772" calcext:value-type="float">
            <text:p>2425.6197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77" calcext:value-type="float">
            <text:p>0.777</text:p>
          </table:table-cell>
          <table:table-cell office:value-type="float" office:value="485.453369" calcext:value-type="float">
            <text:p>485.453369</text:p>
          </table:table-cell>
          <table:table-cell office:value-type="float" office:value="2480.108469" calcext:value-type="float">
            <text:p>2480.1084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14" calcext:value-type="float">
            <text:p>0.714</text:p>
          </table:table-cell>
          <table:table-cell office:value-type="float" office:value="451.276728" calcext:value-type="float">
            <text:p>451.276728</text:p>
          </table:table-cell>
          <table:table-cell office:value-type="float" office:value="2124.591246" calcext:value-type="float">
            <text:p>2124.5912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6" calcext:value-type="float">
            <text:p>0.806</text:p>
          </table:table-cell>
          <table:table-cell office:value-type="float" office:value="473.470464" calcext:value-type="float">
            <text:p>473.470464</text:p>
          </table:table-cell>
          <table:table-cell office:value-type="float" office:value="2135.432648" calcext:value-type="float">
            <text:p>2135.4326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45" calcext:value-type="float">
            <text:p>0.745</text:p>
          </table:table-cell>
          <table:table-cell office:value-type="float" office:value="446.220156" calcext:value-type="float">
            <text:p>446.220156</text:p>
          </table:table-cell>
          <table:table-cell office:value-type="float" office:value="2082.042807" calcext:value-type="float">
            <text:p>2082.0428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19" calcext:value-type="float">
            <text:p>0.819</text:p>
          </table:table-cell>
          <table:table-cell office:value-type="float" office:value="523.020196" calcext:value-type="float">
            <text:p>523.020196</text:p>
          </table:table-cell>
          <table:table-cell office:value-type="float" office:value="2169.768304" calcext:value-type="float">
            <text:p>2169.7683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97" calcext:value-type="float">
            <text:p>0.797</text:p>
          </table:table-cell>
          <table:table-cell office:value-type="float" office:value="475.90955" calcext:value-type="float">
            <text:p>475.90955</text:p>
          </table:table-cell>
          <table:table-cell office:value-type="float" office:value="2634.351505" calcext:value-type="float">
            <text:p>2634.3515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48" calcext:value-type="float">
            <text:p>0.748</text:p>
          </table:table-cell>
          <table:table-cell office:value-type="float" office:value="456.206774" calcext:value-type="float">
            <text:p>456.206774</text:p>
          </table:table-cell>
          <table:table-cell office:value-type="float" office:value="2181.760171" calcext:value-type="float">
            <text:p>2181.76017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5" calcext:value-type="float">
            <text:p>0.75</text:p>
          </table:table-cell>
          <table:table-cell office:value-type="float" office:value="451.960691" calcext:value-type="float">
            <text:p>451.960691</text:p>
          </table:table-cell>
          <table:table-cell office:value-type="float" office:value="2279.862515" calcext:value-type="float">
            <text:p>2279.8625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47" calcext:value-type="float">
            <text:p>0.747</text:p>
          </table:table-cell>
          <table:table-cell office:value-type="float" office:value="455.49604" calcext:value-type="float">
            <text:p>455.49604</text:p>
          </table:table-cell>
          <table:table-cell office:value-type="float" office:value="2109.079299" calcext:value-type="float">
            <text:p>2109.0792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51" calcext:value-type="float">
            <text:p>0.751</text:p>
          </table:table-cell>
          <table:table-cell office:value-type="float" office:value="455.176944" calcext:value-type="float">
            <text:p>455.176944</text:p>
          </table:table-cell>
          <table:table-cell office:value-type="float" office:value="2163.24483" calcext:value-type="float">
            <text:p>2163.244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2" calcext:value-type="float">
            <text:p>0.72</text:p>
          </table:table-cell>
          <table:table-cell office:value-type="float" office:value="455.768714" calcext:value-type="float">
            <text:p>455.768714</text:p>
          </table:table-cell>
          <table:table-cell office:value-type="float" office:value="2173.478178" calcext:value-type="float">
            <text:p>2173.4781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64" calcext:value-type="float">
            <text:p>0.764</text:p>
          </table:table-cell>
          <table:table-cell office:value-type="float" office:value="441.814209" calcext:value-type="float">
            <text:p>441.814209</text:p>
          </table:table-cell>
          <table:table-cell office:value-type="float" office:value="2329.710485" calcext:value-type="float">
            <text:p>2329.7104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36" calcext:value-type="float">
            <text:p>0.736</text:p>
          </table:table-cell>
          <table:table-cell office:value-type="float" office:value="478.876277" calcext:value-type="float">
            <text:p>478.876277</text:p>
          </table:table-cell>
          <table:table-cell office:value-type="float" office:value="2187.282306" calcext:value-type="float">
            <text:p>2187.2823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44" calcext:value-type="float">
            <text:p>0.744</text:p>
          </table:table-cell>
          <table:table-cell office:value-type="float" office:value="549.65691" calcext:value-type="float">
            <text:p>549.65691</text:p>
          </table:table-cell>
          <table:table-cell office:value-type="float" office:value="2163.525907" calcext:value-type="float">
            <text:p>2163.5259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52" calcext:value-type="float">
            <text:p>0.752</text:p>
          </table:table-cell>
          <table:table-cell office:value-type="float" office:value="569.3068" calcext:value-type="float">
            <text:p>569.3068</text:p>
          </table:table-cell>
          <table:table-cell office:value-type="float" office:value="2067.188835" calcext:value-type="float">
            <text:p>2067.1888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53" calcext:value-type="float">
            <text:p>0.753</text:p>
          </table:table-cell>
          <table:table-cell office:value-type="float" office:value="451.675392" calcext:value-type="float">
            <text:p>451.675392</text:p>
          </table:table-cell>
          <table:table-cell office:value-type="float" office:value="2132.975116" calcext:value-type="float">
            <text:p>2132.9751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77" calcext:value-type="float">
            <text:p>0.777</text:p>
          </table:table-cell>
          <table:table-cell office:value-type="float" office:value="482.975633" calcext:value-type="float">
            <text:p>482.975633</text:p>
          </table:table-cell>
          <table:table-cell office:value-type="float" office:value="2147.973901" calcext:value-type="float">
            <text:p>2147.9739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47" calcext:value-type="float">
            <text:p>0.747</text:p>
          </table:table-cell>
          <table:table-cell office:value-type="float" office:value="453.495465" calcext:value-type="float">
            <text:p>453.495465</text:p>
          </table:table-cell>
          <table:table-cell office:value-type="float" office:value="2180.229608" calcext:value-type="float">
            <text:p>2180.2296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08" calcext:value-type="float">
            <text:p>0.808</text:p>
          </table:table-cell>
          <table:table-cell office:value-type="float" office:value="453.784975" calcext:value-type="float">
            <text:p>453.784975</text:p>
          </table:table-cell>
          <table:table-cell office:value-type="float" office:value="2097.792627" calcext:value-type="float">
            <text:p>2097.7926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35" calcext:value-type="float">
            <text:p>0.835</text:p>
          </table:table-cell>
          <table:table-cell office:value-type="float" office:value="560.521147" calcext:value-type="float">
            <text:p>560.521147</text:p>
          </table:table-cell>
          <table:table-cell office:value-type="float" office:value="2333.685177" calcext:value-type="float">
            <text:p>2333.6851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4" calcext:value-type="float">
            <text:p>0.854</text:p>
          </table:table-cell>
          <table:table-cell office:value-type="float" office:value="454.668113" calcext:value-type="float">
            <text:p>454.668113</text:p>
          </table:table-cell>
          <table:table-cell office:value-type="float" office:value="2310.261041" calcext:value-type="float">
            <text:p>2310.2610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88" calcext:value-type="float">
            <text:p>0.888</text:p>
          </table:table-cell>
          <table:table-cell office:value-type="float" office:value="445.962489" calcext:value-type="float">
            <text:p>445.962489</text:p>
          </table:table-cell>
          <table:table-cell office:value-type="float" office:value="2230.483833" calcext:value-type="float">
            <text:p>2230.4838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3" calcext:value-type="float">
            <text:p>0.853</text:p>
          </table:table-cell>
          <table:table-cell office:value-type="float" office:value="658.10441" calcext:value-type="float">
            <text:p>658.10441</text:p>
          </table:table-cell>
          <table:table-cell office:value-type="float" office:value="2085.862173" calcext:value-type="float">
            <text:p>2085.8621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82" calcext:value-type="float">
            <text:p>0.882</text:p>
          </table:table-cell>
          <table:table-cell office:value-type="float" office:value="458.65701" calcext:value-type="float">
            <text:p>458.65701</text:p>
          </table:table-cell>
          <table:table-cell office:value-type="float" office:value="2178.199399" calcext:value-type="float">
            <text:p>2178.1993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Query: {taskCorrect=true}@I holds-with-prob P, for I=0,...,30. 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table:style-name="ce5" table:number-columns-repeated="5"/>
          <table:table-cell table:number-columns-repeated="4"/>
        </table:table-row>
        <table:table-row table:style-name="ro1">
          <table:table-cell table:style-name="ce5" office:value-type="string" calcext:value-type="string">
            <text:p>Number of samples per query: 1000. </text:p>
          </table:table-cell>
          <table:table-cell table:style-name="ce5" table:number-columns-repeated="4"/>
          <table:table-cell table:style-name="ce5" office:value-type="string" calcext:value-type="string">
            <text:p>Number of samples per query: 1000. </text:p>
          </table:table-cell>
          <table:table-cell table:style-name="ce5" table:number-columns-repeated="3"/>
        </table:table-row>
        <table:table-row table:style-name="ro1">
          <table:table-cell table:number-columns-repeated="5"/>
          <table:table-cell table:style-name="ce5" table:number-columns-repeated="4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Load.Time</text:p>
          </table:table-cell>
          <table:table-cell office:value-type="string" calcext:value-type="string">
            <text:p>Comp.Time</text:p>
          </table:table-cell>
          <table:table-cell/>
          <table:table-cell table:style-name="ce5" office:value-type="string" calcext:value-type="string">
            <text:p>Inst</text:p>
          </table:table-cell>
          <table:table-cell table:style-name="ce5" office:value-type="string" calcext:value-type="string">
            <text:p>Prob</text:p>
          </table:table-cell>
          <table:table-cell table:style-name="ce5" office:value-type="string" calcext:value-type="string">
            <text:p>Load.Time</text:p>
          </table:table-cell>
          <table:table-cell table:style-name="ce5" office:value-type="string" calcext:value-type="string">
            <text:p>Comp.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.048993" calcext:value-type="float">
            <text:p>449.048993</text:p>
          </table:table-cell>
          <table:table-cell office:value-type="float" office:value="2230.582207" calcext:value-type="float">
            <text:p>2230.582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9.605559" calcext:value-type="float">
            <text:p>439.605559</text:p>
          </table:table-cell>
          <table:table-cell office:value-type="float" office:value="2237.697087" calcext:value-type="float">
            <text:p>2237.697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449.347955" calcext:value-type="float">
            <text:p>449.347955</text:p>
          </table:table-cell>
          <table:table-cell office:value-type="float" office:value="2056.110543" calcext:value-type="float">
            <text:p>2056.1105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443.627624" calcext:value-type="float">
            <text:p>443.627624</text:p>
          </table:table-cell>
          <table:table-cell office:value-type="float" office:value="2120.055279" calcext:value-type="float">
            <text:p>2120.055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1" calcext:value-type="float">
            <text:p>0.951</text:p>
          </table:table-cell>
          <table:table-cell office:value-type="float" office:value="440.875854" calcext:value-type="float">
            <text:p>440.875854</text:p>
          </table:table-cell>
          <table:table-cell office:value-type="float" office:value="2055.786591" calcext:value-type="float">
            <text:p>2055.7865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6" calcext:value-type="float">
            <text:p>0.846</text:p>
          </table:table-cell>
          <table:table-cell office:value-type="float" office:value="452.909507" calcext:value-type="float">
            <text:p>452.909507</text:p>
          </table:table-cell>
          <table:table-cell office:value-type="float" office:value="2139.279074" calcext:value-type="float">
            <text:p>2139.279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4" calcext:value-type="float">
            <text:p>0.914</text:p>
          </table:table-cell>
          <table:table-cell office:value-type="float" office:value="460.80627" calcext:value-type="float">
            <text:p>460.80627</text:p>
          </table:table-cell>
          <table:table-cell office:value-type="float" office:value="2216.505874" calcext:value-type="float">
            <text:p>2216.505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13" calcext:value-type="float">
            <text:p>0.813</text:p>
          </table:table-cell>
          <table:table-cell office:value-type="float" office:value="480.909708" calcext:value-type="float">
            <text:p>480.909708</text:p>
          </table:table-cell>
          <table:table-cell office:value-type="float" office:value="2380.680738" calcext:value-type="float">
            <text:p>2380.680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8" calcext:value-type="float">
            <text:p>0.878</text:p>
          </table:table-cell>
          <table:table-cell office:value-type="float" office:value="445.017445" calcext:value-type="float">
            <text:p>445.017445</text:p>
          </table:table-cell>
          <table:table-cell office:value-type="float" office:value="2091.552852" calcext:value-type="float">
            <text:p>2091.5528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67" calcext:value-type="float">
            <text:p>0.767</text:p>
          </table:table-cell>
          <table:table-cell office:value-type="float" office:value="455.32196" calcext:value-type="float">
            <text:p>455.32196</text:p>
          </table:table-cell>
          <table:table-cell office:value-type="float" office:value="2093.060985" calcext:value-type="float">
            <text:p>2093.060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3" calcext:value-type="float">
            <text:p>0.803</text:p>
          </table:table-cell>
          <table:table-cell office:value-type="float" office:value="442.853157" calcext:value-type="float">
            <text:p>442.853157</text:p>
          </table:table-cell>
          <table:table-cell office:value-type="float" office:value="2058.460245" calcext:value-type="float">
            <text:p>2058.4602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05" calcext:value-type="float">
            <text:p>0.705</text:p>
          </table:table-cell>
          <table:table-cell office:value-type="float" office:value="448.208032" calcext:value-type="float">
            <text:p>448.208032</text:p>
          </table:table-cell>
          <table:table-cell office:value-type="float" office:value="2054.415719" calcext:value-type="float">
            <text:p>2054.4157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3" calcext:value-type="float">
            <text:p>0.713</text:p>
          </table:table-cell>
          <table:table-cell office:value-type="float" office:value="532.745301" calcext:value-type="float">
            <text:p>532.745301</text:p>
          </table:table-cell>
          <table:table-cell office:value-type="float" office:value="2688.162393" calcext:value-type="float">
            <text:p>2688.1623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95" calcext:value-type="float">
            <text:p>0.595</text:p>
          </table:table-cell>
          <table:table-cell office:value-type="float" office:value="447.537744" calcext:value-type="float">
            <text:p>447.537744</text:p>
          </table:table-cell>
          <table:table-cell office:value-type="float" office:value="2179.791339" calcext:value-type="float">
            <text:p>2179.791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2" calcext:value-type="float">
            <text:p>0.632</text:p>
          </table:table-cell>
          <table:table-cell office:value-type="float" office:value="568.809215" calcext:value-type="float">
            <text:p>568.809215</text:p>
          </table:table-cell>
          <table:table-cell office:value-type="float" office:value="2541.091763" calcext:value-type="float">
            <text:p>2541.0917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88" calcext:value-type="float">
            <text:p>0.588</text:p>
          </table:table-cell>
          <table:table-cell office:value-type="float" office:value="439.041129" calcext:value-type="float">
            <text:p>439.041129</text:p>
          </table:table-cell>
          <table:table-cell office:value-type="float" office:value="2085.818071" calcext:value-type="float">
            <text:p>2085.8180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6" calcext:value-type="float">
            <text:p>0.426</text:p>
          </table:table-cell>
          <table:table-cell office:value-type="float" office:value="899.673458" calcext:value-type="float">
            <text:p>899.673458</text:p>
          </table:table-cell>
          <table:table-cell office:value-type="float" office:value="2438.769064" calcext:value-type="float">
            <text:p>2438.7690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97" calcext:value-type="float">
            <text:p>0.397</text:p>
          </table:table-cell>
          <table:table-cell office:value-type="float" office:value="445.236969" calcext:value-type="float">
            <text:p>445.236969</text:p>
          </table:table-cell>
          <table:table-cell office:value-type="float" office:value="2114.145398" calcext:value-type="float">
            <text:p>2114.145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7" calcext:value-type="float">
            <text:p>0.287</text:p>
          </table:table-cell>
          <table:table-cell office:value-type="float" office:value="441.597137" calcext:value-type="float">
            <text:p>441.597137</text:p>
          </table:table-cell>
          <table:table-cell office:value-type="float" office:value="2009.192295" calcext:value-type="float">
            <text:p>2009.1922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9" calcext:value-type="float">
            <text:p>0.269</text:p>
          </table:table-cell>
          <table:table-cell office:value-type="float" office:value="451.963631" calcext:value-type="float">
            <text:p>451.963631</text:p>
          </table:table-cell>
          <table:table-cell office:value-type="float" office:value="2075.275029" calcext:value-type="float">
            <text:p>2075.2750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444.266384" calcext:value-type="float">
            <text:p>444.266384</text:p>
          </table:table-cell>
          <table:table-cell office:value-type="float" office:value="2043.939249" calcext:value-type="float">
            <text:p>2043.9392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08" calcext:value-type="float">
            <text:p>0.208</text:p>
          </table:table-cell>
          <table:table-cell office:value-type="float" office:value="446.916441" calcext:value-type="float">
            <text:p>446.916441</text:p>
          </table:table-cell>
          <table:table-cell office:value-type="float" office:value="2220.169013" calcext:value-type="float">
            <text:p>2220.1690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3" calcext:value-type="float">
            <text:p>0.273</text:p>
          </table:table-cell>
          <table:table-cell office:value-type="float" office:value="646.101935" calcext:value-type="float">
            <text:p>646.101935</text:p>
          </table:table-cell>
          <table:table-cell office:value-type="float" office:value="2197.392013" calcext:value-type="float">
            <text:p>2197.3920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96" calcext:value-type="float">
            <text:p>0.296</text:p>
          </table:table-cell>
          <table:table-cell office:value-type="float" office:value="580.899401" calcext:value-type="float">
            <text:p>580.899401</text:p>
          </table:table-cell>
          <table:table-cell office:value-type="float" office:value="2335.857259" calcext:value-type="float">
            <text:p>2335.8572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81" calcext:value-type="float">
            <text:p>0.281</text:p>
          </table:table-cell>
          <table:table-cell office:value-type="float" office:value="466.617949" calcext:value-type="float">
            <text:p>466.617949</text:p>
          </table:table-cell>
          <table:table-cell office:value-type="float" office:value="2106.111228" calcext:value-type="float">
            <text:p>2106.1112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65" calcext:value-type="float">
            <text:p>0.265</text:p>
          </table:table-cell>
          <table:table-cell office:value-type="float" office:value="461.020367" calcext:value-type="float">
            <text:p>461.020367</text:p>
          </table:table-cell>
          <table:table-cell office:value-type="float" office:value="2079.360186" calcext:value-type="float">
            <text:p>2079.3601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2" calcext:value-type="float">
            <text:p>0.382</text:p>
          </table:table-cell>
          <table:table-cell office:value-type="float" office:value="442.552993" calcext:value-type="float">
            <text:p>442.552993</text:p>
          </table:table-cell>
          <table:table-cell office:value-type="float" office:value="2069.094043" calcext:value-type="float">
            <text:p>2069.0940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1" calcext:value-type="float">
            <text:p>0.31</text:p>
          </table:table-cell>
          <table:table-cell office:value-type="float" office:value="450.702468" calcext:value-type="float">
            <text:p>450.702468</text:p>
          </table:table-cell>
          <table:table-cell office:value-type="float" office:value="2219.095057" calcext:value-type="float">
            <text:p>2219.0950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" calcext:value-type="float">
            <text:p>0.484</text:p>
          </table:table-cell>
          <table:table-cell office:value-type="float" office:value="467.094475" calcext:value-type="float">
            <text:p>467.094475</text:p>
          </table:table-cell>
          <table:table-cell office:value-type="float" office:value="2202.410024" calcext:value-type="float">
            <text:p>2202.4100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.37</text:p>
          </table:table-cell>
          <table:table-cell office:value-type="float" office:value="531.964014" calcext:value-type="float">
            <text:p>531.964014</text:p>
          </table:table-cell>
          <table:table-cell office:value-type="float" office:value="2157.302713" calcext:value-type="float">
            <text:p>2157.302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9" calcext:value-type="float">
            <text:p>0.569</text:p>
          </table:table-cell>
          <table:table-cell office:value-type="float" office:value="472.333475" calcext:value-type="float">
            <text:p>472.333475</text:p>
          </table:table-cell>
          <table:table-cell office:value-type="float" office:value="2085.780269" calcext:value-type="float">
            <text:p>2085.7802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64" calcext:value-type="float">
            <text:p>0.464</text:p>
          </table:table-cell>
          <table:table-cell office:value-type="float" office:value="498.337465" calcext:value-type="float">
            <text:p>498.337465</text:p>
          </table:table-cell>
          <table:table-cell office:value-type="float" office:value="2099.865415" calcext:value-type="float">
            <text:p>2099.8654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2" calcext:value-type="float">
            <text:p>0.652</text:p>
          </table:table-cell>
          <table:table-cell office:value-type="float" office:value="462.93387" calcext:value-type="float">
            <text:p>462.93387</text:p>
          </table:table-cell>
          <table:table-cell office:value-type="float" office:value="2127.557979" calcext:value-type="float">
            <text:p>2127.5579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01" calcext:value-type="float">
            <text:p>0.601</text:p>
          </table:table-cell>
          <table:table-cell office:value-type="float" office:value="468.98386" calcext:value-type="float">
            <text:p>468.98386</text:p>
          </table:table-cell>
          <table:table-cell office:value-type="float" office:value="2111.819291" calcext:value-type="float">
            <text:p>2111.8192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48" calcext:value-type="float">
            <text:p>0.748</text:p>
          </table:table-cell>
          <table:table-cell office:value-type="float" office:value="477.019643" calcext:value-type="float">
            <text:p>477.019643</text:p>
          </table:table-cell>
          <table:table-cell office:value-type="float" office:value="2125.237195" calcext:value-type="float">
            <text:p>2125.2371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96" calcext:value-type="float">
            <text:p>0.696</text:p>
          </table:table-cell>
          <table:table-cell office:value-type="float" office:value="441.091206" calcext:value-type="float">
            <text:p>441.091206</text:p>
          </table:table-cell>
          <table:table-cell office:value-type="float" office:value="2168.608036" calcext:value-type="float">
            <text:p>2168.6080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" calcext:value-type="float">
            <text:p>0.82</text:p>
          </table:table-cell>
          <table:table-cell office:value-type="float" office:value="466.10556" calcext:value-type="float">
            <text:p>466.10556</text:p>
          </table:table-cell>
          <table:table-cell office:value-type="float" office:value="2168.550767" calcext:value-type="float">
            <text:p>2168.5507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89" calcext:value-type="float">
            <text:p>0.689</text:p>
          </table:table-cell>
          <table:table-cell office:value-type="float" office:value="446.901097" calcext:value-type="float">
            <text:p>446.901097</text:p>
          </table:table-cell>
          <table:table-cell office:value-type="float" office:value="2128.46494" calcext:value-type="float">
            <text:p>2128.464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6" calcext:value-type="float">
            <text:p>0.856</text:p>
          </table:table-cell>
          <table:table-cell office:value-type="float" office:value="612.108885" calcext:value-type="float">
            <text:p>612.108885</text:p>
          </table:table-cell>
          <table:table-cell office:value-type="float" office:value="2274.356532" calcext:value-type="float">
            <text:p>2274.3565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91" calcext:value-type="float">
            <text:p>0.791</text:p>
          </table:table-cell>
          <table:table-cell office:value-type="float" office:value="444.547251" calcext:value-type="float">
            <text:p>444.547251</text:p>
          </table:table-cell>
          <table:table-cell office:value-type="float" office:value="2065.15657" calcext:value-type="float">
            <text:p>2065.156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8" calcext:value-type="float">
            <text:p>0.908</text:p>
          </table:table-cell>
          <table:table-cell office:value-type="float" office:value="457.303768" calcext:value-type="float">
            <text:p>457.303768</text:p>
          </table:table-cell>
          <table:table-cell office:value-type="float" office:value="2523.236345" calcext:value-type="float">
            <text:p>2523.2363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77" calcext:value-type="float">
            <text:p>0.877</text:p>
          </table:table-cell>
          <table:table-cell office:value-type="float" office:value="441.365324" calcext:value-type="float">
            <text:p>441.365324</text:p>
          </table:table-cell>
          <table:table-cell office:value-type="float" office:value="2108.590645" calcext:value-type="float">
            <text:p>2108.5906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25" calcext:value-type="float">
            <text:p>0.925</text:p>
          </table:table-cell>
          <table:table-cell office:value-type="float" office:value="453.357323" calcext:value-type="float">
            <text:p>453.357323</text:p>
          </table:table-cell>
          <table:table-cell office:value-type="float" office:value="2156.955643" calcext:value-type="float">
            <text:p>2156.9556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office:value-type="float" office:value="443.966727" calcext:value-type="float">
            <text:p>443.966727</text:p>
          </table:table-cell>
          <table:table-cell office:value-type="float" office:value="2058.697139" calcext:value-type="float">
            <text:p>2058.6971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5" calcext:value-type="float">
            <text:p>0.735</text:p>
          </table:table-cell>
          <table:table-cell office:value-type="float" office:value="447.563504" calcext:value-type="float">
            <text:p>447.563504</text:p>
          </table:table-cell>
          <table:table-cell office:value-type="float" office:value="2193.692702" calcext:value-type="float">
            <text:p>2193.6927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79" calcext:value-type="float">
            <text:p>0.679</text:p>
          </table:table-cell>
          <table:table-cell office:value-type="float" office:value="441.397489" calcext:value-type="float">
            <text:p>441.397489</text:p>
          </table:table-cell>
          <table:table-cell office:value-type="float" office:value="2137.948875" calcext:value-type="float">
            <text:p>2137.948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  <table:table-cell office:value-type="float" office:value="480.515992" calcext:value-type="float">
            <text:p>480.515992</text:p>
          </table:table-cell>
          <table:table-cell office:value-type="float" office:value="2120.197262" calcext:value-type="float">
            <text:p>2120.1972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44" calcext:value-type="float">
            <text:p>0.644</text:p>
          </table:table-cell>
          <table:table-cell office:value-type="float" office:value="439.202753" calcext:value-type="float">
            <text:p>439.202753</text:p>
          </table:table-cell>
          <table:table-cell office:value-type="float" office:value="2067.322089" calcext:value-type="float">
            <text:p>2067.3220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61" calcext:value-type="float">
            <text:p>0.661</text:p>
          </table:table-cell>
          <table:table-cell office:value-type="float" office:value="463.925354" calcext:value-type="float">
            <text:p>463.925354</text:p>
          </table:table-cell>
          <table:table-cell office:value-type="float" office:value="2067.303583" calcext:value-type="float">
            <text:p>2067.3035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51" calcext:value-type="float">
            <text:p>0.651</text:p>
          </table:table-cell>
          <table:table-cell office:value-type="float" office:value="488.134534" calcext:value-type="float">
            <text:p>488.134534</text:p>
          </table:table-cell>
          <table:table-cell office:value-type="float" office:value="2388.925213" calcext:value-type="float">
            <text:p>2388.9252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443.720148" calcext:value-type="float">
            <text:p>443.720148</text:p>
          </table:table-cell>
          <table:table-cell office:value-type="float" office:value="2054.900852" calcext:value-type="float">
            <text:p>2054.9008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66" calcext:value-type="float">
            <text:p>0.666</text:p>
          </table:table-cell>
          <table:table-cell office:value-type="float" office:value="484.700027" calcext:value-type="float">
            <text:p>484.700027</text:p>
          </table:table-cell>
          <table:table-cell office:value-type="float" office:value="2685.455086" calcext:value-type="float">
            <text:p>2685.4550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24" calcext:value-type="float">
            <text:p>0.724</text:p>
          </table:table-cell>
          <table:table-cell office:value-type="float" office:value="469.601188" calcext:value-type="float">
            <text:p>469.601188</text:p>
          </table:table-cell>
          <table:table-cell office:value-type="float" office:value="2142.068578" calcext:value-type="float">
            <text:p>2142.0685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7" calcext:value-type="float">
            <text:p>0.67</text:p>
          </table:table-cell>
          <table:table-cell office:value-type="float" office:value="555.315381" calcext:value-type="float">
            <text:p>555.315381</text:p>
          </table:table-cell>
          <table:table-cell office:value-type="float" office:value="2118.882128" calcext:value-type="float">
            <text:p>2118.8821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96" calcext:value-type="float">
            <text:p>0.796</text:p>
          </table:table-cell>
          <table:table-cell office:value-type="float" office:value="468.372968" calcext:value-type="float">
            <text:p>468.372968</text:p>
          </table:table-cell>
          <table:table-cell office:value-type="float" office:value="2111.724611" calcext:value-type="float">
            <text:p>2111.7246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49" calcext:value-type="float">
            <text:p>0.749</text:p>
          </table:table-cell>
          <table:table-cell office:value-type="float" office:value="441.76009" calcext:value-type="float">
            <text:p>441.76009</text:p>
          </table:table-cell>
          <table:table-cell office:value-type="float" office:value="2152.634243" calcext:value-type="float">
            <text:p>2152.6342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5" calcext:value-type="float">
            <text:p>0.865</text:p>
          </table:table-cell>
          <table:table-cell office:value-type="float" office:value="447.911463" calcext:value-type="float">
            <text:p>447.911463</text:p>
          </table:table-cell>
          <table:table-cell office:value-type="float" office:value="2082.375651" calcext:value-type="float">
            <text:p>2082.3756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4" calcext:value-type="float">
            <text:p>0.84</text:p>
          </table:table-cell>
          <table:table-cell office:value-type="float" office:value="443.431396" calcext:value-type="float">
            <text:p>443.431396</text:p>
          </table:table-cell>
          <table:table-cell office:value-type="float" office:value="2068.439312" calcext:value-type="float">
            <text:p>2068.4393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91" calcext:value-type="float">
            <text:p>0.891</text:p>
          </table:table-cell>
          <table:table-cell office:value-type="float" office:value="443.869657" calcext:value-type="float">
            <text:p>443.869657</text:p>
          </table:table-cell>
          <table:table-cell office:value-type="float" office:value="2035.152244" calcext:value-type="float">
            <text:p>2035.1522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42" calcext:value-type="float">
            <text:p>0.842</text:p>
          </table:table-cell>
          <table:table-cell office:value-type="float" office:value="442.039358" calcext:value-type="float">
            <text:p>442.039358</text:p>
          </table:table-cell>
          <table:table-cell office:value-type="float" office:value="2161.391527" calcext:value-type="float">
            <text:p>2161.3915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31" calcext:value-type="float">
            <text:p>0.931</text:p>
          </table:table-cell>
          <table:table-cell office:value-type="float" office:value="440.297915" calcext:value-type="float">
            <text:p>440.297915</text:p>
          </table:table-cell>
          <table:table-cell office:value-type="float" office:value="2068.139601" calcext:value-type="float">
            <text:p>2068.1396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09" calcext:value-type="float">
            <text:p>0.909</text:p>
          </table:table-cell>
          <table:table-cell office:value-type="float" office:value="444.314728" calcext:value-type="float">
            <text:p>444.314728</text:p>
          </table:table-cell>
          <table:table-cell office:value-type="float" office:value="2135.843092" calcext:value-type="float">
            <text:p>2135.84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number:number-style style:name="N122">
      <number:fraction number:min-integer-digits="0" number:min-numerator-digits="1" loext:max-numerator-digits="1" number:min-denominator-digits="4" loext:max-denominator-value="9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6:42:06.096082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3:07:49.390123766</meta:creation-date>
    <dc:date>2019-09-17T16:57:29.404858096</dc:date>
    <meta:editing-duration>PT23M1S</meta:editing-duration>
    <meta:editing-cycles>6</meta:editing-cycles>
    <meta:generator>LibreOffice/6.2.6.2$Linux_X86_64 LibreOffice_project/20$Build-2</meta:generator>
    <meta:document-statistic meta:table-count="2" meta:cell-count="115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number:number-style style:name="N122">
      <number:fraction number:min-integer-digits="0" number:min-numerator-digits="1" loext:max-numerator-digits="1" number:min-denominator-digits="4" loext:max-denominator-value="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D33:Sheet1.D62 Sheet1.F33:Sheet1.G62" svg:x="0.32cm" svg:y="0.18cm" svg:width="12.481cm" svg:height="8.64cm">
          <chartooo:coordinate-region svg:x="1.444cm" svg:y="0.379cm" svg:width="11.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3:Sheet1.F62" chart:class="chart:scatter">
            <chart:domain table:cell-range-address="Sheet1.D33:Sheet1.D62"/>
            <chart:data-point chart:repeated="30"/>
          </chart:series>
          <chart:series chart:style-name="ch8" chart:values-cell-range-address="Sheet1.G33:Sheet1.G62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3:Sheet1.D62</svg:desc>
                </draw:g>
              </table:table-cell>
              <table:table-cell office:value-type="float" office:value="0.202645960040819">
                <text:p>0.202645960040819</text:p>
                <draw:g>
                  <svg:desc>Sheet1.F33:Sheet1.F62</svg:desc>
                </draw:g>
              </table:table-cell>
              <table:table-cell office:value-type="float" office:value="0.1">
                <text:p>0.1</text:p>
                <draw:g>
                  <svg:desc>Sheet1.G33:Sheet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27489918068176">
                <text:p>0.3274899180681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20336340421014">
                <text:p>0.2203363404210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40132489925699">
                <text:p>0.44013248992569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73195975087476">
                <text:p>0.57319597508747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23064670739527">
                <text:p>0.72306467073952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03465255780559">
                <text:p>0.60346525578055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07436869838486">
                <text:p>0.2074368698384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99523825642464">
                <text:p>0.39952382564246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39520413925071">
                <text:p>0.00395204139250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47064164495753">
                <text:p>0.1470641644957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05775633135444">
                <text:p>0.205775633135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1">
                <text:p>0.0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89143381738322">
                <text:p>0.1891433817383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92185459602455">
                <text:p>0.1921854596024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17467910885411">
                <text:p>0.04174679108854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36578967559265">
                <text:p>0.0365789675592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35008878226322">
                <text:p>0.1350088782263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476406775459393">
                <text:p>0.04764067754593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19cm" svg:y="3.954cm" style:legend-expansion="high" chart:style-name="ch2"/>
        <chart:plot-area chart:style-name="ch3" table:cell-range-address="Sheet2.A43:Sheet2.B73 Sheet2.G43:Sheet2.G73" svg:x="0.319cm" svg:y="0.18cm" svg:width="12.481cm" svg:height="8.645cm">
          <chartooo:coordinate-region svg:x="1.046cm" svg:y="0.38cm" svg:width="11.56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43:Sheet2.B73" chart:class="chart:scatter">
            <chart:domain table:cell-range-address="Sheet2.A43:Sheet2.A73"/>
            <chart:data-point chart:repeated="31"/>
          </chart:series>
          <chart:series chart:style-name="ch7" chart:values-cell-range-address="Sheet2.G43:Sheet2.G73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43:Sheet2.A73</svg:desc>
                </draw:g>
              </table:table-cell>
              <table:table-cell office:value-type="float" office:value="1">
                <text:p>1</text:p>
                <draw:g>
                  <svg:desc>Sheet2.B43:Sheet2.B73</svg:desc>
                </draw:g>
              </table:table-cell>
              <table:table-cell office:value-type="float" office:value="1">
                <text:p>1</text:p>
                <draw:g>
                  <svg:desc>Sheet2.G43:Sheet2.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5">
                <text:p>0.955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51">
                <text:p>0.951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14">
                <text:p>0.914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78">
                <text:p>0.878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03">
                <text:p>0.803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13">
                <text:p>0.713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32">
                <text:p>0.632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26">
                <text:p>0.426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87">
                <text:p>0.28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3">
                <text:p>0.273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81">
                <text:p>0.281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82">
                <text:p>0.38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84">
                <text:p>0.48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69">
                <text:p>0.569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52">
                <text:p>0.652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48">
                <text:p>0.748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2">
                <text:p>0.82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56">
                <text:p>0.856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08">
                <text:p>0.908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25">
                <text:p>0.92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35">
                <text:p>0.735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8">
                <text:p>0.68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61">
                <text:p>0.661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24">
                <text:p>0.72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96">
                <text:p>0.796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865">
                <text:p>0.86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91">
                <text:p>0.891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31">
                <text:p>0.931</text:p>
              </table:table-cell>
              <table:table-cell office:value-type="float" office:value="0.909">
                <text:p>0.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19cm" svg:y="3.955cm" style:legend-expansion="high" chart:style-name="ch2"/>
        <chart:plot-area chart:style-name="ch3" table:cell-range-address="Sheet2.A6:Sheet2.B36 Sheet2.G6:Sheet2.G36" svg:x="0.319cm" svg:y="0.18cm" svg:width="12.481cm" svg:height="8.646cm">
          <chartooo:coordinate-region svg:x="1.046cm" svg:y="0.38cm" svg:width="11.56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6:Sheet2.B36" chart:class="chart:scatter">
            <chart:domain table:cell-range-address="Sheet2.A6:Sheet2.A36"/>
            <chart:data-point chart:repeated="31"/>
          </chart:series>
          <chart:series chart:style-name="ch7" chart:values-cell-range-address="Sheet2.G6:Sheet2.G36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6:Sheet2.A36</svg:desc>
                </draw:g>
              </table:table-cell>
              <table:table-cell office:value-type="float" office:value="1">
                <text:p>1</text:p>
                <draw:g>
                  <svg:desc>Sheet2.B6:Sheet2.B36</svg:desc>
                </draw:g>
              </table:table-cell>
              <table:table-cell office:value-type="float" office:value="1">
                <text:p>1</text:p>
                <draw:g>
                  <svg:desc>Sheet2.G6:Sheet2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37">
                <text:p>0.737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17">
                <text:p>0.617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01">
                <text:p>0.601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76">
                <text:p>0.576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66">
                <text:p>0.566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79">
                <text:p>0.579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8">
                <text:p>0.48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93">
                <text:p>0.393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73">
                <text:p>0.373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407">
                <text:p>0.407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98">
                <text:p>0.3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04">
                <text:p>0.50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31">
                <text:p>0.53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89">
                <text:p>0.589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03">
                <text:p>0.703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08">
                <text:p>0.708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64">
                <text:p>0.764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77">
                <text:p>0.777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806">
                <text:p>0.80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819">
                <text:p>0.819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48">
                <text:p>0.7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747">
                <text:p>0.747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2">
                <text:p>0.7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36">
                <text:p>0.736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52">
                <text:p>0.752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77">
                <text:p>0.777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808">
                <text:p>0.808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54">
                <text:p>0.85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53">
                <text:p>0.853</text:p>
              </table:table-cell>
              <table:table-cell office:value-type="float" office:value="0.882">
                <text:p>0.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number:number-style style:name="N122">
      <number:fraction number:min-integer-digits="0" number:min-numerator-digits="1" loext:max-numerator-digits="1" number:min-denominator-digits="4" loext:max-denominator-value="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3.107cm" svg:y="3.955cm" style:legend-expansion="high" chart:style-name="ch2"/>
        <chart:plot-area chart:style-name="ch3" table:cell-range-address="Sheet1.D2:Sheet1.D31 Sheet1.F2:Sheet1.G31" svg:x="0.319cm" svg:y="0.18cm" svg:width="12.469cm" svg:height="8.646cm">
          <chartooo:coordinate-region svg:x="1.39cm" svg:y="0.38cm" svg:width="11.05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31" chart:class="chart:scatter">
            <chart:domain table:cell-range-address="Sheet1.D2:Sheet1.D31"/>
            <chart:data-point chart:repeated="30"/>
          </chart:series>
          <chart:series chart:style-name="ch8" chart:values-cell-range-address="Sheet1.G2:Sheet1.G3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31</svg:desc>
                </draw:g>
              </table:table-cell>
              <table:table-cell office:value-type="float" office:value="0.955117543494986">
                <text:p>0.955117543494986</text:p>
                <draw:g>
                  <svg:desc>Sheet1.F2:Sheet1.F31</svg:desc>
                </draw:g>
              </table:table-cell>
              <table:table-cell office:value-type="float" office:value="0.99498743710662">
                <text:p>0.99498743710662</text:p>
                <draw:g>
                  <svg:desc>Sheet1.G2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2561086528649">
                <text:p>0.7256108652864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31193906246379">
                <text:p>0.731193906246379</text:p>
              </table:table-cell>
              <table:table-cell office:value-type="float" office:value="0.568624070307733">
                <text:p>0.568624070307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6556754024647">
                <text:p>0.66556754024647</text:p>
              </table:table-cell>
              <table:table-cell office:value-type="float" office:value="0.489897948556636">
                <text:p>0.489897948556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77575130904447">
                <text:p>0.577575130904447</text:p>
              </table:table-cell>
              <table:table-cell office:value-type="float" office:value="0.435889894354067">
                <text:p>0.435889894354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28062723178477">
                <text:p>0.228062723178477</text:p>
              </table:table-cell>
              <table:table-cell office:value-type="float" office:value="0.395811402901264">
                <text:p>0.395811402901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99475074051014">
                <text:p>0.299475074051014</text:p>
              </table:table-cell>
              <table:table-cell office:value-type="float" office:value="0.364495737776373">
                <text:p>0.364495737776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48661509632451">
                <text:p>0.348661509632451</text:p>
              </table:table-cell>
              <table:table-cell office:value-type="float" office:value="0.339116499156263">
                <text:p>0.339116499156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11613994152083">
                <text:p>0.511613994152083</text:p>
              </table:table-cell>
              <table:table-cell office:value-type="float" office:value="0.317979733805649">
                <text:p>0.317979733805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90068940913675">
                <text:p>0.2900689409136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1641818181857">
                <text:p>0.11641818181857</text:p>
              </table:table-cell>
              <table:table-cell office:value-type="float" office:value="0.284445233584764">
                <text:p>0.284445233584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22139160741093">
                <text:p>0.222139160741093</text:p>
              </table:table-cell>
              <table:table-cell office:value-type="float" office:value="0.270801280154532">
                <text:p>0.270801280154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47243419804381">
                <text:p>0.347243419804381</text:p>
              </table:table-cell>
              <table:table-cell office:value-type="float" office:value="0.258694949550773">
                <text:p>0.258694949550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84181365313327">
                <text:p>0.184181365313327</text:p>
              </table:table-cell>
              <table:table-cell office:value-type="float" office:value="0.247847879612821">
                <text:p>0.247847879612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47005932032504">
                <text:p>0.247005932032504</text:p>
              </table:table-cell>
              <table:table-cell office:value-type="float" office:value="0.238047614284762">
                <text:p>0.238047614284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38202042280905">
                <text:p>0.338202042280905</text:p>
              </table:table-cell>
              <table:table-cell office:value-type="float" office:value="0.229128784747792">
                <text:p>0.229128784747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13167893725613">
                <text:p>0.213167893725613</text:p>
              </table:table-cell>
              <table:table-cell office:value-type="float" office:value="0.220960470246976">
                <text:p>0.220960470246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85017692852713">
                <text:p>0.285017692852713</text:p>
              </table:table-cell>
              <table:table-cell office:value-type="float" office:value="0.213437474581095">
                <text:p>0.213437474581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96970065948336">
                <text:p>0.296970065948336</text:p>
              </table:table-cell>
              <table:table-cell office:value-type="float" office:value="0.206474160483506">
                <text:p>0.206474160483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092130043494">
                <text:p>0.20921300434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02881385963891">
                <text:p>0.102881385963891</text:p>
              </table:table-cell>
              <table:table-cell office:value-type="float" office:value="0.193956303375393">
                <text:p>0.193956303375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05063755281239">
                <text:p>0.205063755281239</text:p>
              </table:table-cell>
              <table:table-cell office:value-type="float" office:value="0.188293774338254">
                <text:p>0.1882937743382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15225678836294">
                <text:p>0.115225678836294</text:p>
              </table:table-cell>
              <table:table-cell office:value-type="float" office:value="0.182970655760877">
                <text:p>0.18297065576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826610517437285">
                <text:p>0.0826610517437285</text:p>
              </table:table-cell>
              <table:table-cell office:value-type="float" office:value="0.177951304200522">
                <text:p>0.177951304200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92478110582276">
                <text:p>0.192478110582276</text:p>
              </table:table-cell>
              <table:table-cell office:value-type="float" office:value="0.173205080756888">
                <text:p>0.17320508075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02290265838902">
                <text:p>0.202290265838902</text:p>
              </table:table-cell>
              <table:table-cell office:value-type="float" office:value="0.168705478457395">
                <text:p>0.168705478457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05428662798423">
                <text:p>0.305428662798423</text:p>
              </table:table-cell>
              <table:table-cell office:value-type="float" office:value="0.164429428743875">
                <text:p>0.164429428743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0.160356745147455">
                <text:p>0.160356745147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143452619257828">
                <text:p>0.00143452619257828</text:p>
              </table:table-cell>
              <table:table-cell office:value-type="float" office:value="0.156469673166047">
                <text:p>0.156469673166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51824141663735">
                <text:p>0.151824141663735</text:p>
              </table:table-cell>
              <table:table-cell office:value-type="float" office:value="0.152752523165195">
                <text:p>0.152752523165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number:number-style style:name="N122">
      <number:fraction number:min-integer-digits="0" number:min-numerator-digits="1" loext:max-numerator-digits="1" number:min-denominator-digits="4" loext:max-denominator-value="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107cm" svg:y="3.954cm" style:legend-expansion="high" chart:style-name="ch2"/>
        <chart:plot-area chart:style-name="ch3" table:cell-range-address="Sheet1.D64:Sheet1.D93 Sheet1.F64:Sheet1.G93" svg:x="0.319cm" svg:y="0.18cm" svg:width="12.469cm" svg:height="8.645cm">
          <chartooo:coordinate-region svg:x="1.39cm" svg:y="0.38cm" svg:width="11.05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64:Sheet1.F93" chart:class="chart:scatter">
            <chart:domain table:cell-range-address="Sheet1.D64:Sheet1.D93"/>
            <chart:data-point chart:repeated="30"/>
          </chart:series>
          <chart:series chart:style-name="ch8" chart:values-cell-range-address="Sheet1.G64:Sheet1.G93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64:Sheet1.D93</svg:desc>
                </draw:g>
              </table:table-cell>
              <table:table-cell office:value-type="float" office:value="0.169393187378061">
                <text:p>0.169393187378061</text:p>
                <draw:g>
                  <svg:desc>Sheet1.F64:Sheet1.F93</svg:desc>
                </draw:g>
              </table:table-cell>
              <table:table-cell office:value-type="float" office:value="0.1">
                <text:p>0.1</text:p>
                <draw:g>
                  <svg:desc>Sheet1.G64:Sheet1.G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09892462192321">
                <text:p>0.209892462192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03284509263864">
                <text:p>0.1032845092638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1372587810921">
                <text:p>0.1313725878109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4463527868317">
                <text:p>0.144635278683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8772725215768">
                <text:p>0.1487727252157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81568969574993">
                <text:p>0.02815689695749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99">
                <text:p>0.9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99">
                <text:p>0.9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81643833304123">
                <text:p>0.8816438333041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06766260894275">
                <text:p>0.5067662608942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24944700041733">
                <text:p>0.8249447000417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487887169859801">
                <text:p>0.4878871698598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06093005593351">
                <text:p>0.40609300559335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66850368702296">
                <text:p>0.3668503687022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06687756514502">
                <text:p>0.1066877565145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731102026650034">
                <text:p>0.007311020266500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10284007383597">
                <text:p>0.1102840073835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1">
                <text:p>0.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02136477985115">
                <text:p>0.01021364779851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1">
                <text:p>0.0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89777337186442">
                <text:p>0.98977733718644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99492766563433">
                <text:p>0.5994927665634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59128249501553">
                <text:p>0.3591282495015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80472878621239">
                <text:p>0.38047287862123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50385869938281">
                <text:p>0.3503858699382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38710467209382">
                <text:p>0.01387104672093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3201183477758">
                <text:p>0.1732011834777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1">
                <text:p>0.001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